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3"/>
    <style:style style:name="ce2" style:family="table-cell" style:parent-style-name="Default" style:data-style-name="N11"/>
    <style:style style:name="ce1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6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Currently analyzing the 10-K from 2022, page 10 Risk factors Covid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table:style-name="ce1"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style-name="ce7" office:value-type="string" calcext:value-type="string">
            <text:p>Fiscal Year</text:p>
          </table:table-cell>
          <table:table-cell table:number-columns-repeated="8"/>
          <table:table-cell office:value-type="string" calcext:value-type="string">
            <text:p>MC</text:p>
          </table:table-cell>
          <table:table-cell table:style-name="ce1"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office:value-type="string" calcext:value-type="string">
            <text:p>last saturday in september</text:p>
          </table:table-cell>
          <table:table-cell table:number-columns-repeated="8"/>
          <table:table-cell office:value-type="string" calcext:value-type="string">
            <text:p>Cash</text:p>
          </table:table-cell>
          <table:table-cell table:style-name="ce1"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office:value-type="string" calcext:value-type="string">
            <text:p>in model the quarters are not the quarters from aapl, instead just the normal calendar quarter</text:p>
          </table:table-cell>
          <table:table-cell table:number-columns-repeated="8"/>
          <table:table-cell office:value-type="string" calcext:value-type="string">
            <text:p>Dept</text:p>
          </table:table-cell>
          <table:table-cell table:style-name="ce1"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style-name="ce1"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mployees</text:p>
          </table:table-cell>
          <table:table-cell table:style-name="ce8" office:value-type="float" office:value="164000" calcext:value-type="float">
            <text:p>164,000</text:p>
          </table:table-cell>
          <table:table-cell office:value-type="string" calcext:value-type="string">
            <text:p>24.09.20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Produc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h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arables, Home, Accessori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7" office:value-type="string" calcext:value-type="string">
            <text:p>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erti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eC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ud 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 Cont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ment Servic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7" office:value-type="string" calcext:value-type="string">
            <text:p>Maybe look in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ply of components</text:p>
          </table:table-cell>
          <table:table-cell office:value-type="string" calcext:value-type="string">
            <text:p>Maybe shortage or to dependent on a single source</text:p>
          </table:table-cell>
          <table:table-cell office:value-type="string" calcext:value-type="string">
            <text:p>Most of the hardware products are manufactured in Asia with some Mac computers in the 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string" calcext:value-type="string">
            <text:p>high net sales in first quarter (normally is the 4<text:span text:style-name="T1">th</text:span> normal quarter) due to the holidays</text:p>
          </table:table-cell>
          <table:table-cell office:value-type="string" calcext:value-type="string">
            <text:p>also affected by product launch tim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 of currencies on revenue</text:p>
          </table:table-cell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7" office:value-type="string" calcext:value-type="string">
            <text:p>Net sales by reg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/>
          <table:table-cell office:value-type="string" calcext:value-type="string">
            <text:p>currency impacht in 2022</text:p>
          </table:table-cell>
        </table:table-row>
        <table:table-row table:style-name="ro1">
          <table:table-cell office:value-type="string" calcext:value-type="string">
            <text:p>Americas</text:p>
          </table:table-cell>
          <table:table-cell table:style-name="ce8" office:value-type="float" office:value="169658" calcext:value-type="float">
            <text:p>169,658</text:p>
          </table:table-cell>
          <table:table-cell table:style-name="ce2" table:formula="of:=+[.B50]/[.E50]-1" office:value-type="percentage" office:value="0.106662492009445" calcext:value-type="percentage">
            <text:p>10.67%</text:p>
          </table:table-cell>
          <table:table-cell table:style-name="ce2" table:formula="of:=+[.B50]/[.B55]" office:value-type="percentage" office:value="0.430245886673024" calcext:value-type="percentage">
            <text:p>43.02%</text:p>
          </table:table-cell>
          <table:table-cell table:style-name="ce8" office:value-type="float" office:value="153306" calcext:value-type="float">
            <text:p>153,306</text:p>
          </table:table-cell>
          <table:table-cell table:style-name="ce2" table:formula="of:=+[.E50]/[.H50]-1" office:value-type="percentage" office:value="0.230819872186005" calcext:value-type="percentage">
            <text:p>23.08%</text:p>
          </table:table-cell>
          <table:table-cell table:style-name="ce2" table:formula="of:=+[.E50]/[.E55]" office:value-type="percentage" office:value="0.419078391654844" calcext:value-type="percentage">
            <text:p>41.91%</text:p>
          </table:table-cell>
          <table:table-cell table:style-name="ce8" office:value-type="float" office:value="124556" calcext:value-type="float">
            <text:p>124,556</text:p>
          </table:table-cell>
          <table:table-cell table:style-name="ce2"/>
          <table:table-cell table:style-name="ce2" table:formula="of:=+[.H50]/[.H55]" office:value-type="percentage" office:value="0.453732778656098" calcext:value-type="percentage">
            <text:p>45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</text:p>
          </table:table-cell>
          <table:table-cell table:style-name="ce8" office:value-type="float" office:value="95118" calcext:value-type="float">
            <text:p>95,118</text:p>
          </table:table-cell>
          <table:table-cell table:style-name="ce2" table:formula="of:=+[.B51]/[.E51]-1" office:value-type="percentage" office:value="0.0650676878632135" calcext:value-type="percentage">
            <text:p>6.51%</text:p>
          </table:table-cell>
          <table:table-cell table:style-name="ce2" table:formula="of:=+[.B51]/[.B55]" office:value-type="percentage" office:value="0.241215434866406" calcext:value-type="percentage">
            <text:p>24.12%</text:p>
          </table:table-cell>
          <table:table-cell table:style-name="ce8" office:value-type="float" office:value="89307" calcext:value-type="float">
            <text:p>89,307</text:p>
          </table:table-cell>
          <table:table-cell table:style-name="ce2" table:formula="of:=+[.E51]/[.H51]-1" office:value-type="percentage" office:value="0.301092657342657" calcext:value-type="percentage">
            <text:p>30.11%</text:p>
          </table:table-cell>
          <table:table-cell table:style-name="ce2" table:formula="of:=+[.E51]/[.E55]" office:value-type="percentage" office:value="0.244130261852238" calcext:value-type="percentage">
            <text:p>24.41%</text:p>
          </table:table-cell>
          <table:table-cell table:style-name="ce8" office:value-type="float" office:value="68640" calcext:value-type="float">
            <text:p>68,640</text:p>
          </table:table-cell>
          <table:table-cell table:style-name="ce2"/>
          <table:table-cell table:style-name="ce2" table:formula="of:=+[.H51]/[.H55]" office:value-type="percentage" office:value="0.25004189221679" calcext:value-type="percentage">
            <text:p>25.00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Greater China</text:p>
          </table:table-cell>
          <table:table-cell table:style-name="ce8" office:value-type="float" office:value="74200" calcext:value-type="float">
            <text:p>74,200</text:p>
          </table:table-cell>
          <table:table-cell table:style-name="ce2" table:formula="of:=+[.B52]/[.E52]-1" office:value-type="percentage" office:value="0.0853348155515901" calcext:value-type="percentage">
            <text:p>8.53%</text:p>
          </table:table-cell>
          <table:table-cell table:style-name="ce2" table:formula="of:=+[.B52]/[.B55]" office:value-type="percentage" office:value="0.188168225436692" calcext:value-type="percentage">
            <text:p>18.82%</text:p>
          </table:table-cell>
          <table:table-cell table:style-name="ce8" office:value-type="float" office:value="68366" calcext:value-type="float">
            <text:p>68,366</text:p>
          </table:table-cell>
          <table:table-cell table:style-name="ce2" table:formula="of:=+[.E52]/[.H52]-1" office:value-type="percentage" office:value="0.696090106182396" calcext:value-type="percentage">
            <text:p>69.61%</text:p>
          </table:table-cell>
          <table:table-cell table:style-name="ce2" table:formula="of:=+[.E52]/[.E55]" office:value-type="percentage" office:value="0.186885792623087" calcext:value-type="percentage">
            <text:p>18.69%</text:p>
          </table:table-cell>
          <table:table-cell table:style-name="ce8" office:value-type="float" office:value="40308" calcext:value-type="float">
            <text:p>40,308</text:p>
          </table:table-cell>
          <table:table-cell table:style-name="ce2"/>
          <table:table-cell table:style-name="ce2" table:formula="of:=+[.H52]/[.H55]" office:value-type="percentage" office:value="0.146834041251084" calcext:value-type="percentage">
            <text:p>14.68%</text:p>
          </table:table-cell>
          <table:table-cell/>
          <table:table-cell office:value-type="string" calcext:value-type="string">
            <text:p>strength of renminibi → favorable y/y impact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8" office:value-type="float" office:value="25977" calcext:value-type="float">
            <text:p>25,977</text:p>
          </table:table-cell>
          <table:table-cell table:style-name="ce2" table:formula="of:=+[.B53]/[.E53]-1" office:value-type="percentage" office:value="-0.0879502843901412" calcext:value-type="percentage">
            <text:p>-8.80%</text:p>
          </table:table-cell>
          <table:table-cell table:style-name="ce2" table:formula="of:=+[.B53]/[.B55]" office:value-type="percentage" office:value="0.0658766306222231" calcext:value-type="percentage">
            <text:p>6.59%</text:p>
          </table:table-cell>
          <table:table-cell table:style-name="ce8" office:value-type="float" office:value="28482" calcext:value-type="float">
            <text:p>28,482</text:p>
          </table:table-cell>
          <table:table-cell table:style-name="ce2" table:formula="of:=+[.E53]/[.H53]-1" office:value-type="percentage" office:value="0.329878134192464" calcext:value-type="percentage">
            <text:p>32.99%</text:p>
          </table:table-cell>
          <table:table-cell table:style-name="ce2" table:formula="of:=+[.E53]/[.E55]" office:value-type="percentage" office:value="0.0778586014318635" calcext:value-type="percentage">
            <text:p>7.79%</text:p>
          </table:table-cell>
          <table:table-cell table:style-name="ce8" office:value-type="float" office:value="21417" calcext:value-type="float">
            <text:p>21,417</text:p>
          </table:table-cell>
          <table:table-cell table:style-name="ce2"/>
          <table:table-cell table:style-name="ce2" table:formula="of:=+[.H53]/[.H55]" office:value-type="percentage" office:value="0.0780178788695658" calcext:value-type="percentage">
            <text:p>7.80%</text:p>
          </table:table-cell>
          <table:table-cell/>
          <table:table-cell office:value-type="string" calcext:value-type="string">
            <text:p>weakness of yen → net sales decreased</text:p>
          </table:table-cell>
        </table:table-row>
        <table:table-row table:style-name="ro1">
          <table:table-cell office:value-type="string" calcext:value-type="string">
            <text:p>Rest of Asia Pacific</text:p>
          </table:table-cell>
          <table:table-cell table:style-name="ce8" office:value-type="float" office:value="29375" calcext:value-type="float">
            <text:p>29,375</text:p>
          </table:table-cell>
          <table:table-cell table:style-name="ce2" table:formula="of:=+[.B54]/[.E54]-1" office:value-type="percentage" office:value="0.114546972226438" calcext:value-type="percentage">
            <text:p>11.45%</text:p>
          </table:table-cell>
          <table:table-cell table:style-name="ce2" table:formula="of:=+[.B54]/[.B55]" office:value-type="percentage" office:value="0.0744938224016555" calcext:value-type="percentage">
            <text:p>7.45%</text:p>
          </table:table-cell>
          <table:table-cell table:style-name="ce8" office:value-type="float" office:value="26356" calcext:value-type="float">
            <text:p>26,356</text:p>
          </table:table-cell>
          <table:table-cell table:style-name="ce2" table:formula="of:=+[.E54]/[.H54]-1" office:value-type="percentage" office:value="0.345174296942786" calcext:value-type="percentage">
            <text:p>34.52%</text:p>
          </table:table-cell>
          <table:table-cell table:style-name="ce2" table:formula="of:=+[.E54]/[.E55]" office:value-type="percentage" office:value="0.0720469524379676" calcext:value-type="percentage">
            <text:p>7.20%</text:p>
          </table:table-cell>
          <table:table-cell table:style-name="ce8" office:value-type="float" office:value="19593" calcext:value-type="float">
            <text:p>19,593</text:p>
          </table:table-cell>
          <table:table-cell table:style-name="ce2"/>
          <table:table-cell table:style-name="ce2" table:formula="of:=+[.H54]/[.H55]" office:value-type="percentage" office:value="0.0713734090064623" calcext:value-type="percentage">
            <text:p>7.14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+[.B54]+[.B53]+[.B52]+[.B51]+[.B50]" office:value-type="float" office:value="394328" calcext:value-type="float">
            <text:p>394,328</text:p>
          </table:table-cell>
          <table:table-cell table:style-name="ce2" table:formula="of:=+[.B55]/[.E55]-1" office:value-type="percentage" office:value="0.0779378760418461" calcext:value-type="percentage">
            <text:p>7.79%</text:p>
          </table:table-cell>
          <table:table-cell table:style-name="ce2" table:formula="of:=+[.B55]/[.B55]" office:value-type="percentage" office:value="1" calcext:value-type="percentage">
            <text:p>100.00%</text:p>
          </table:table-cell>
          <table:table-cell table:style-name="ce8" table:formula="of:=+[.E54]+[.E53]+[.E52]+[.E51]+[.E50]" office:value-type="float" office:value="365817" calcext:value-type="float">
            <text:p>365,817</text:p>
          </table:table-cell>
          <table:table-cell table:style-name="ce2" table:formula="of:=+[.E55]/[.H55]-1" office:value-type="percentage" office:value="0.33259870170556" calcext:value-type="percentage">
            <text:p>33.26%</text:p>
          </table:table-cell>
          <table:table-cell table:style-name="ce2" table:formula="of:=+[.E55]/[.E55]" office:value-type="percentage" office:value="1" calcext:value-type="percentage">
            <text:p>100.00%</text:p>
          </table:table-cell>
          <table:table-cell table:style-name="ce8" table:formula="of:=+[.H54]+[.H53]+[.H52]+[.H51]+[.H50]" office:value-type="float" office:value="274514" calcext:value-type="float">
            <text:p>274,514</text:p>
          </table:table-cell>
          <table:table-cell table:style-name="ce2"/>
          <table:table-cell table:style-name="ce2" table:formula="of:=+[.H55]/[.H55]"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shapes>
          <draw:line draw:z-index="0" draw:name="Line 1" draw:style-name="gr1" draw:text-style-name="P1" svg:x1="13.8744in" svg:y1="0.0173in" svg:x2="13.8945in" svg:y2="11.789in">
            <text:p/>
          </draw:line>
          <draw:line draw:z-index="1" draw:name="Line 2" draw:style-name="gr1" draw:text-style-name="P1" svg:x1="24.5717in" svg:y1="0in" svg:x2="24.5717in" svg:y2="11.4827in">
            <text:p/>
          </draw:lin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column table:style-name="co2" table:number-columns-repeated="3" table:default-cell-style-name="ce8"/>
        <table:table-column table:style-name="co2" table:number-columns-repeated="999" table:default-cell-style-name="Default"/>
        <table:table-row table:style-name="ro1">
          <table:table-cell table:number-columns-repeated="2"/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table:style-name="Default"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table:style-name="Default"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table:style-name="Default"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5"/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roducts</text:p>
          </table:table-cell>
          <table:table-cell/>
          <table:table-cell table:style-name="ce8" office:value-type="float" office:value="95678" calcext:value-type="float">
            <text:p>95,678</text:p>
          </table:table-cell>
          <table:table-cell table:style-name="ce8" office:value-type="float" office:value="72683" calcext:value-type="float">
            <text:p>72,683</text:p>
          </table:table-cell>
          <table:table-cell table:style-name="ce8" office:value-type="float" office:value="63948" calcext:value-type="float">
            <text:p>63,948</text:p>
          </table:table-cell>
          <table:table-cell table:style-name="ce8" table:formula="of:=+[.X2]-[.E2]-[.D2]-[.C2]" office:value-type="float" office:value="65083" calcext:value-type="float">
            <text:p>65,083</text:p>
          </table:table-cell>
          <table:table-cell office:value-type="float" office:value="104429" calcext:value-type="float">
            <text:p>104,429</text:p>
          </table:table-cell>
          <table:table-cell office:value-type="float" office:value="77457" calcext:value-type="float">
            <text:p>77,457</text:p>
          </table:table-cell>
          <table:table-cell office:value-type="float" office:value="63355" calcext:value-type="float">
            <text:p>63,355</text:p>
          </table:table-cell>
          <table:table-cell table:formula="of:=+[.Y2]-[.I2]-[.H2]-[.G2]" office:value-type="float" office:value="70958" calcext:value-type="float">
            <text:p>70,958</text:p>
          </table:table-cell>
          <table:table-cell office:value-type="float" office:value="96388" calcext:value-type="float">
            <text:p>96,388</text:p>
          </table:table-cell>
          <table:table-cell office:value-type="float" office:value="73929" calcext:value-type="float">
            <text:p>73,929</text:p>
          </table:table-cell>
          <table:table-cell office:value-type="float" office:value="60584" calcext:value-type="float">
            <text:p>60,584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220747" calcext:value-type="float">
            <text:p>220,747</text:p>
          </table:table-cell>
          <table:table-cell office:value-type="float" office:value="297392" calcext:value-type="float">
            <text:p>297,392</text:p>
          </table:table-cell>
          <table:table-cell office:value-type="float" office:value="316199" calcext:value-type="float">
            <text:p>316,1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table:style-name="ce8" office:value-type="float" office:value="15761" calcext:value-type="float">
            <text:p>15,761</text:p>
          </table:table-cell>
          <table:table-cell table:style-name="ce8" office:value-type="float" office:value="16901" calcext:value-type="float">
            <text:p>16,901</text:p>
          </table:table-cell>
          <table:table-cell table:style-name="ce8" office:value-type="float" office:value="17486" calcext:value-type="float">
            <text:p>17,486</text:p>
          </table:table-cell>
          <table:table-cell table:style-name="ce8" table:formula="of:=+[.X3]-[.E3]-[.D3]-[.C3]" office:value-type="float" office:value="18277" calcext:value-type="float">
            <text:p>18,277</text:p>
          </table:table-cell>
          <table:table-cell office:value-type="float" office:value="19516" calcext:value-type="float">
            <text:p>19,516</text:p>
          </table:table-cell>
          <table:table-cell office:value-type="float" office:value="19821" calcext:value-type="float">
            <text:p>19,821</text:p>
          </table:table-cell>
          <table:table-cell office:value-type="float" office:value="19604" calcext:value-type="float">
            <text:p>19,604</text:p>
          </table:table-cell>
          <table:table-cell table:formula="of:=+[.Y3]-[.I3]-[.H3]-[.G3]" office:value-type="float" office:value="19188" calcext:value-type="float">
            <text:p>19,188</text:p>
          </table:table-cell>
          <table:table-cell office:value-type="float" office:value="20766" calcext:value-type="float">
            <text:p>20,766</text:p>
          </table:table-cell>
          <table:table-cell office:value-type="float" office:value="20907" calcext:value-type="float">
            <text:p>20,907</text:p>
          </table:table-cell>
          <table:table-cell office:value-type="float" office:value="21213" calcext:value-type="float">
            <text:p>21,213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53768" calcext:value-type="float">
            <text:p>53,768</text:p>
          </table:table-cell>
          <table:table-cell office:value-type="float" office:value="68425" calcext:value-type="float">
            <text:p>68,425</text:p>
          </table:table-cell>
          <table:table-cell office:value-type="float" office:value="78129" calcext:value-type="float">
            <text:p>78,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style-name="ce8" table:formula="of:=+[.C2]+[.C3]" office:value-type="float" office:value="111439" calcext:value-type="float">
            <text:p>111,439</text:p>
          </table:table-cell>
          <table:table-cell table:style-name="ce8" table:formula="of:=+[.D2]+[.D3]" office:value-type="float" office:value="89584" calcext:value-type="float">
            <text:p>89,584</text:p>
          </table:table-cell>
          <table:table-cell table:style-name="ce8" table:formula="of:=+[.E2]+[.E3]" office:value-type="float" office:value="81434" calcext:value-type="float">
            <text:p>81,434</text:p>
          </table:table-cell>
          <table:table-cell table:style-name="ce8" table:formula="of:=+[.F2]+[.F3]" office:value-type="float" office:value="83360" calcext:value-type="float">
            <text:p>83,360</text:p>
          </table:table-cell>
          <table:table-cell table:formula="of:=+[.G2]+[.G3]" office:value-type="float" office:value="123945" calcext:value-type="float">
            <text:p>123,945</text:p>
          </table:table-cell>
          <table:table-cell table:formula="of:=+[.H2]+[.H3]" office:value-type="float" office:value="97278" calcext:value-type="float">
            <text:p>97,278</text:p>
          </table:table-cell>
          <table:table-cell table:formula="of:=+[.I2]+[.I3]" office:value-type="float" office:value="82959" calcext:value-type="float">
            <text:p>82,959</text:p>
          </table:table-cell>
          <table:table-cell table:formula="of:=+[.J2]+[.J3]" office:value-type="float" office:value="90146" calcext:value-type="float">
            <text:p>90,146</text:p>
          </table:table-cell>
          <table:table-cell table:formula="of:=+[.K2]+[.K3]" office:value-type="float" office:value="117154" calcext:value-type="float">
            <text:p>117,154</text:p>
          </table:table-cell>
          <table:table-cell table:formula="of:=+[.L2]+[.L3]" office:value-type="float" office:value="94836" calcext:value-type="float">
            <text:p>94,836</text:p>
          </table:table-cell>
          <table:table-cell table:formula="of:=+[.M2]+[.M3]" office:value-type="float" office:value="81797" calcext:value-type="float">
            <text:p>81,797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2]+[.W3]" office:value-type="float" office:value="274515" calcext:value-type="float">
            <text:p>274,515</text:p>
          </table:table-cell>
          <table:table-cell table:formula="of:=+[.X2]+[.X3]" office:value-type="float" office:value="365817" calcext:value-type="float">
            <text:p>365,817</text:p>
          </table:table-cell>
          <table:table-cell table:formula="of:=+[.Y2]+[.Y3]" office:value-type="float" office:value="394328" calcext:value-type="float">
            <text:p>394,3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Products</text:p>
          </table:table-cell>
          <table:table-cell/>
          <table:table-cell table:style-name="ce8" office:value-type="float" office:value="62130" calcext:value-type="float">
            <text:p>62,130</text:p>
          </table:table-cell>
          <table:table-cell table:style-name="ce8" office:value-type="float" office:value="46447" calcext:value-type="float">
            <text:p>46,447</text:p>
          </table:table-cell>
          <table:table-cell table:style-name="ce8" office:value-type="float" office:value="40899" calcext:value-type="float">
            <text:p>40,899</text:p>
          </table:table-cell>
          <table:table-cell table:style-name="ce8" table:formula="of:=+[.X5]-[.E5]-[.D5]-[.C5]" office:value-type="float" office:value="42790" calcext:value-type="float">
            <text:p>42,790</text:p>
          </table:table-cell>
          <table:table-cell office:value-type="float" office:value="64309" calcext:value-type="float">
            <text:p>64,309</text:p>
          </table:table-cell>
          <table:table-cell office:value-type="float" office:value="49290" calcext:value-type="float">
            <text:p>49,290</text:p>
          </table:table-cell>
          <table:table-cell office:value-type="float" office:value="41485" calcext:value-type="float">
            <text:p>41,485</text:p>
          </table:table-cell>
          <table:table-cell table:formula="of:=+[.Y5]-[.I5]-[.H5]-[.G5]" office:value-type="float" office:value="46387" calcext:value-type="float">
            <text:p>46,387</text:p>
          </table:table-cell>
          <table:table-cell office:value-type="float" office:value="60765" calcext:value-type="float">
            <text:p>60,765</text:p>
          </table:table-cell>
          <table:table-cell office:value-type="float" office:value="46795" calcext:value-type="float">
            <text:p>46,795</text:p>
          </table:table-cell>
          <table:table-cell office:value-type="float" office:value="39136" calcext:value-type="float">
            <text:p>39,136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151286" calcext:value-type="float">
            <text:p>151,286</text:p>
          </table:table-cell>
          <table:table-cell office:value-type="float" office:value="192266" calcext:value-type="float">
            <text:p>192,266</text:p>
          </table:table-cell>
          <table:table-cell office:value-type="float" office:value="201471" calcext:value-type="float">
            <text:p>201,4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Services</text:p>
          </table:table-cell>
          <table:table-cell/>
          <table:table-cell table:style-name="ce8" office:value-type="float" office:value="4981" calcext:value-type="float">
            <text:p>4,981</text:p>
          </table:table-cell>
          <table:table-cell table:style-name="ce8" office:value-type="float" office:value="5058" calcext:value-type="float">
            <text:p>5,058</text:p>
          </table:table-cell>
          <table:table-cell table:style-name="ce8" office:value-type="float" office:value="5280" calcext:value-type="float">
            <text:p>5,280</text:p>
          </table:table-cell>
          <table:table-cell table:style-name="ce8" table:formula="of:=+[.X6]-[.E6]-[.D6]-[.C6]" office:value-type="float" office:value="5396" calcext:value-type="float">
            <text:p>5,396</text:p>
          </table:table-cell>
          <table:table-cell office:value-type="float" office:value="5393" calcext:value-type="float">
            <text:p>5,393</text:p>
          </table:table-cell>
          <table:table-cell office:value-type="float" office:value="5429" calcext:value-type="float">
            <text:p>5,429</text:p>
          </table:table-cell>
          <table:table-cell office:value-type="float" office:value="5589" calcext:value-type="float">
            <text:p>5,589</text:p>
          </table:table-cell>
          <table:table-cell table:formula="of:=+[.Y6]-[.I6]-[.H6]-[.G6]" office:value-type="float" office:value="5664" calcext:value-type="float">
            <text:p>5,664</text:p>
          </table:table-cell>
          <table:table-cell office:value-type="float" office:value="6057" calcext:value-type="float">
            <text:p>6,057</text:p>
          </table:table-cell>
          <table:table-cell office:value-type="float" office:value="6065" calcext:value-type="float">
            <text:p>6,065</text:p>
          </table:table-cell>
          <table:table-cell office:value-type="float" office:value="6248" calcext:value-type="float">
            <text:p>6,248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18273" calcext:value-type="float">
            <text:p>18,273</text:p>
          </table:table-cell>
          <table:table-cell office:value-type="float" office:value="20715" calcext:value-type="float">
            <text:p>20,715</text:p>
          </table:table-cell>
          <table:table-cell office:value-type="float" office:value="22075" calcext:value-type="float">
            <text:p>22,0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table:style-name="ce8" table:formula="of:=+[.C6]+[.C5]" office:value-type="float" office:value="67111" calcext:value-type="float">
            <text:p>67,111</text:p>
          </table:table-cell>
          <table:table-cell table:style-name="ce8" table:formula="of:=+[.D6]+[.D5]" office:value-type="float" office:value="51505" calcext:value-type="float">
            <text:p>51,505</text:p>
          </table:table-cell>
          <table:table-cell table:style-name="ce8" office:value-type="float" office:value="46179" calcext:value-type="float">
            <text:p>46,179</text:p>
          </table:table-cell>
          <table:table-cell table:style-name="ce8" table:formula="of:=+[.F6]+[.F5]" office:value-type="float" office:value="48186" calcext:value-type="float">
            <text:p>48,186</text:p>
          </table:table-cell>
          <table:table-cell table:formula="of:=+[.G6]+[.G5]" office:value-type="float" office:value="69702" calcext:value-type="float">
            <text:p>69,702</text:p>
          </table:table-cell>
          <table:table-cell table:formula="of:=+[.H6]+[.H5]" office:value-type="float" office:value="54719" calcext:value-type="float">
            <text:p>54,719</text:p>
          </table:table-cell>
          <table:table-cell table:formula="of:=+[.I6]+[.I5]" office:value-type="float" office:value="47074" calcext:value-type="float">
            <text:p>47,074</text:p>
          </table:table-cell>
          <table:table-cell table:formula="of:=+[.J6]+[.J5]" office:value-type="float" office:value="52051" calcext:value-type="float">
            <text:p>52,051</text:p>
          </table:table-cell>
          <table:table-cell table:formula="of:=+[.K6]+[.K5]" office:value-type="float" office:value="66822" calcext:value-type="float">
            <text:p>66,822</text:p>
          </table:table-cell>
          <table:table-cell table:formula="of:=+[.L6]+[.L5]" office:value-type="float" office:value="52860" calcext:value-type="float">
            <text:p>52,860</text:p>
          </table:table-cell>
          <table:table-cell table:formula="of:=+[.M6]+[.M5]" office:value-type="float" office:value="45384" calcext:value-type="float">
            <text:p>45,384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6]+[.W5]" office:value-type="float" office:value="169559" calcext:value-type="float">
            <text:p>169,559</text:p>
          </table:table-cell>
          <table:table-cell table:formula="of:=+[.X6]+[.X5]" office:value-type="float" office:value="212981" calcext:value-type="float">
            <text:p>212,981</text:p>
          </table:table-cell>
          <table:table-cell table:formula="of:=+[.Y6]+[.Y5]" office:value-type="float" office:value="223546" calcext:value-type="float">
            <text:p>223,5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Profit</text:p>
          </table:table-cell>
          <table:table-cell/>
          <table:table-cell table:style-name="ce8" table:formula="of:=+[.C4]-[.C7]" office:value-type="float" office:value="44328" calcext:value-type="float">
            <text:p>44,328</text:p>
          </table:table-cell>
          <table:table-cell table:style-name="ce8" table:formula="of:=+[.D4]-[.D7]" office:value-type="float" office:value="38079" calcext:value-type="float">
            <text:p>38,079</text:p>
          </table:table-cell>
          <table:table-cell table:style-name="ce8" table:formula="of:=+[.E4]-[.E7]" office:value-type="float" office:value="35255" calcext:value-type="float">
            <text:p>35,255</text:p>
          </table:table-cell>
          <table:table-cell table:style-name="ce8" table:formula="of:=+[.F4]-[.F7]" office:value-type="float" office:value="35174" calcext:value-type="float">
            <text:p>35,174</text:p>
          </table:table-cell>
          <table:table-cell table:formula="of:=+[.G4]-[.G7]" office:value-type="float" office:value="54243" calcext:value-type="float">
            <text:p>54,243</text:p>
          </table:table-cell>
          <table:table-cell table:formula="of:=+[.H4]-[.H7]" office:value-type="float" office:value="42559" calcext:value-type="float">
            <text:p>42,559</text:p>
          </table:table-cell>
          <table:table-cell table:formula="of:=+[.I4]-[.I7]" office:value-type="float" office:value="35885" calcext:value-type="float">
            <text:p>35,885</text:p>
          </table:table-cell>
          <table:table-cell table:formula="of:=+[.J4]-[.J7]" office:value-type="float" office:value="38095" calcext:value-type="float">
            <text:p>38,095</text:p>
          </table:table-cell>
          <table:table-cell table:formula="of:=+[.K4]-[.K7]" office:value-type="float" office:value="50332" calcext:value-type="float">
            <text:p>50,332</text:p>
          </table:table-cell>
          <table:table-cell table:formula="of:=+[.L4]-[.L7]" office:value-type="float" office:value="41976" calcext:value-type="float">
            <text:p>41,976</text:p>
          </table:table-cell>
          <table:table-cell table:formula="of:=+[.M4]-[.M7]" office:value-type="float" office:value="36413" calcext:value-type="float">
            <text:p>36,413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4]-[.W7]" office:value-type="float" office:value="104956" calcext:value-type="float">
            <text:p>104,956</text:p>
          </table:table-cell>
          <table:table-cell table:formula="of:=+[.X4]-[.X7]" office:value-type="float" office:value="152836" calcext:value-type="float">
            <text:p>152,836</text:p>
          </table:table-cell>
          <table:table-cell table:formula="of:=+[.Y4]-[.Y7]" office:value-type="float" office:value="170782" calcext:value-type="float">
            <text:p>170,7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&amp;D</text:p>
          </table:table-cell>
          <table:table-cell/>
          <table:table-cell table:style-name="ce8" office:value-type="float" office:value="5163" calcext:value-type="float">
            <text:p>5,163</text:p>
          </table:table-cell>
          <table:table-cell table:style-name="ce8" office:value-type="float" office:value="5262" calcext:value-type="float">
            <text:p>5,262</text:p>
          </table:table-cell>
          <table:table-cell table:style-name="ce8" office:value-type="float" office:value="5717" calcext:value-type="float">
            <text:p>5,717</text:p>
          </table:table-cell>
          <table:table-cell table:style-name="ce8" table:formula="of:=+[.X9]-[.E9]-[.D9]-[.C9]" office:value-type="float" office:value="5772" calcext:value-type="float">
            <text:p>5,772</text:p>
          </table:table-cell>
          <table:table-cell office:value-type="float" office:value="6306" calcext:value-type="float">
            <text:p>6,306</text:p>
          </table:table-cell>
          <table:table-cell office:value-type="float" office:value="6387" calcext:value-type="float">
            <text:p>6,387</text:p>
          </table:table-cell>
          <table:table-cell office:value-type="float" office:value="6797" calcext:value-type="float">
            <text:p>6,797</text:p>
          </table:table-cell>
          <table:table-cell table:formula="of:=+[.Y9]-[.I9]-[.H9]-[.G9]" office:value-type="float" office:value="6761" calcext:value-type="float">
            <text:p>6,761</text:p>
          </table:table-cell>
          <table:table-cell office:value-type="float" office:value="7709" calcext:value-type="float">
            <text:p>7,709</text:p>
          </table:table-cell>
          <table:table-cell office:value-type="float" office:value="7457" calcext:value-type="float">
            <text:p>7,457</text:p>
          </table:table-cell>
          <table:table-cell office:value-type="float" office:value="7442" calcext:value-type="float">
            <text:p>7,442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18752" calcext:value-type="float">
            <text:p>18,752</text:p>
          </table:table-cell>
          <table:table-cell office:value-type="float" office:value="21914" calcext:value-type="float">
            <text:p>21,914</text:p>
          </table:table-cell>
          <table:table-cell office:value-type="float" office:value="26251" calcext:value-type="float">
            <text:p>26,2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table:style-name="ce8" office:value-type="float" office:value="5631" calcext:value-type="float">
            <text:p>5,631</text:p>
          </table:table-cell>
          <table:table-cell table:style-name="ce8" office:value-type="float" office:value="5314" calcext:value-type="float">
            <text:p>5,314</text:p>
          </table:table-cell>
          <table:table-cell table:style-name="ce8" office:value-type="float" office:value="5412" calcext:value-type="float">
            <text:p>5,412</text:p>
          </table:table-cell>
          <table:table-cell table:style-name="ce8" table:formula="of:=+[.X10]-[.E10]-[.D10]-[.C10]" office:value-type="float" office:value="5616" calcext:value-type="float">
            <text:p>5,616</text:p>
          </table:table-cell>
          <table:table-cell office:value-type="float" office:value="6449" calcext:value-type="float">
            <text:p>6,449</text:p>
          </table:table-cell>
          <table:table-cell office:value-type="float" office:value="6193" calcext:value-type="float">
            <text:p>6,193</text:p>
          </table:table-cell>
          <table:table-cell office:value-type="float" office:value="6012" calcext:value-type="float">
            <text:p>6,012</text:p>
          </table:table-cell>
          <table:table-cell table:formula="of:=+[.Y10]-[.I10]-[.H10]-[.G10]" office:value-type="float" office:value="6440" calcext:value-type="float">
            <text:p>6,440</text:p>
          </table:table-cell>
          <table:table-cell office:value-type="float" office:value="6607" calcext:value-type="float">
            <text:p>6,607</text:p>
          </table:table-cell>
          <table:table-cell office:value-type="float" office:value="6201" calcext:value-type="float">
            <text:p>6,201</text:p>
          </table:table-cell>
          <table:table-cell office:value-type="float" office:value="5973" calcext:value-type="float">
            <text:p>5,973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19918" calcext:value-type="float">
            <text:p>19,918</text:p>
          </table:table-cell>
          <table:table-cell office:value-type="float" office:value="21973" calcext:value-type="float">
            <text:p>21,973</text:p>
          </table:table-cell>
          <table:table-cell office:value-type="float" office:value="25094" calcext:value-type="float">
            <text:p>25,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Expenses</text:p>
          </table:table-cell>
          <table:table-cell/>
          <table:table-cell table:style-name="ce8" table:formula="of:=+[.C10]+[.C9]" office:value-type="float" office:value="10794" calcext:value-type="float">
            <text:p>10,794</text:p>
          </table:table-cell>
          <table:table-cell table:style-name="ce8" table:formula="of:=+[.D10]+[.D9]" office:value-type="float" office:value="10576" calcext:value-type="float">
            <text:p>10,576</text:p>
          </table:table-cell>
          <table:table-cell table:style-name="ce8" table:formula="of:=+[.E10]+[.E9]" office:value-type="float" office:value="11129" calcext:value-type="float">
            <text:p>11,129</text:p>
          </table:table-cell>
          <table:table-cell table:style-name="ce8" table:formula="of:=+[.F10]+[.F9]" office:value-type="float" office:value="11388" calcext:value-type="float">
            <text:p>11,388</text:p>
          </table:table-cell>
          <table:table-cell table:formula="of:=+[.G10]+[.G9]" office:value-type="float" office:value="12755" calcext:value-type="float">
            <text:p>12,755</text:p>
          </table:table-cell>
          <table:table-cell table:formula="of:=+[.H10]+[.H9]" office:value-type="float" office:value="12580" calcext:value-type="float">
            <text:p>12,580</text:p>
          </table:table-cell>
          <table:table-cell table:formula="of:=+[.I10]+[.I9]" office:value-type="float" office:value="12809" calcext:value-type="float">
            <text:p>12,809</text:p>
          </table:table-cell>
          <table:table-cell table:formula="of:=+[.J10]+[.J9]" office:value-type="float" office:value="13201" calcext:value-type="float">
            <text:p>13,201</text:p>
          </table:table-cell>
          <table:table-cell table:formula="of:=+[.K10]+[.K9]" office:value-type="float" office:value="14316" calcext:value-type="float">
            <text:p>14,316</text:p>
          </table:table-cell>
          <table:table-cell table:formula="of:=+[.L10]+[.L9]" office:value-type="float" office:value="13658" calcext:value-type="float">
            <text:p>13,658</text:p>
          </table:table-cell>
          <table:table-cell table:formula="of:=+[.M10]+[.M9]" office:value-type="float" office:value="13415" calcext:value-type="float">
            <text:p>13,415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10]+[.W9]" office:value-type="float" office:value="38670" calcext:value-type="float">
            <text:p>38,670</text:p>
          </table:table-cell>
          <table:table-cell table:formula="of:=+[.X10]+[.X9]" office:value-type="float" office:value="43887" calcext:value-type="float">
            <text:p>43,887</text:p>
          </table:table-cell>
          <table:table-cell table:formula="of:=+[.Y10]+[.Y9]" office:value-type="float" office:value="51345" calcext:value-type="float">
            <text:p>51,3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Income</text:p>
          </table:table-cell>
          <table:table-cell/>
          <table:table-cell table:style-name="ce8" table:formula="of:=+[.C8]-[.C11]" office:value-type="float" office:value="33534" calcext:value-type="float">
            <text:p>33,534</text:p>
          </table:table-cell>
          <table:table-cell table:style-name="ce8" table:formula="of:=+[.D8]-[.D11]" office:value-type="float" office:value="27503" calcext:value-type="float">
            <text:p>27,503</text:p>
          </table:table-cell>
          <table:table-cell table:style-name="ce8" table:formula="of:=+[.E8]-[.E11]" office:value-type="float" office:value="24126" calcext:value-type="float">
            <text:p>24,126</text:p>
          </table:table-cell>
          <table:table-cell table:style-name="ce8" table:formula="of:=+[.F8]-[.F11]" office:value-type="float" office:value="23786" calcext:value-type="float">
            <text:p>23,786</text:p>
          </table:table-cell>
          <table:table-cell table:formula="of:=+[.G8]-[.G11]" office:value-type="float" office:value="41488" calcext:value-type="float">
            <text:p>41,488</text:p>
          </table:table-cell>
          <table:table-cell table:formula="of:=+[.H8]-[.H11]" office:value-type="float" office:value="29979" calcext:value-type="float">
            <text:p>29,979</text:p>
          </table:table-cell>
          <table:table-cell table:formula="of:=+[.I8]-[.I11]" office:value-type="float" office:value="23076" calcext:value-type="float">
            <text:p>23,076</text:p>
          </table:table-cell>
          <table:table-cell table:formula="of:=+[.J8]-[.J11]" office:value-type="float" office:value="24894" calcext:value-type="float">
            <text:p>24,894</text:p>
          </table:table-cell>
          <table:table-cell table:formula="of:=+[.K8]-[.K11]" office:value-type="float" office:value="36016" calcext:value-type="float">
            <text:p>36,016</text:p>
          </table:table-cell>
          <table:table-cell table:formula="of:=+[.L8]-[.L11]" office:value-type="float" office:value="28318" calcext:value-type="float">
            <text:p>28,318</text:p>
          </table:table-cell>
          <table:table-cell table:formula="of:=+[.M8]-[.M11]" office:value-type="float" office:value="22998" calcext:value-type="float">
            <text:p>22,998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8]-[.W11]" office:value-type="float" office:value="66286" calcext:value-type="float">
            <text:p>66,286</text:p>
          </table:table-cell>
          <table:table-cell table:formula="of:=+[.X8]-[.X11]" office:value-type="float" office:value="108949" calcext:value-type="float">
            <text:p>108,949</text:p>
          </table:table-cell>
          <table:table-cell table:formula="of:=+[.Y8]-[.Y11]" office:value-type="float" office:value="119437" calcext:value-type="float">
            <text:p>119,4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8" calcext:value-type="float">
            <text:p>508</text:p>
          </table:table-cell>
          <table:table-cell table:style-name="ce8" office:value-type="float" office:value="243" calcext:value-type="float">
            <text:p>243</text:p>
          </table:table-cell>
          <table:table-cell table:style-name="ce8" table:formula="of:=+[.X13]-[.E13]-[.D13]-[.C13]" office:value-type="float" office:value="-538" calcext:value-type="float">
            <text:p>-538</text:p>
          </table:table-cell>
          <table:table-cell office:value-type="float" office:value="-247" calcext:value-type="float">
            <text:p>-247</text:p>
          </table:table-cell>
          <table:table-cell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formula="of:=+[.Y13]-[.I13]-[.H13]-[.G13]" office:value-type="float" office:value="-237" calcext:value-type="float">
            <text:p>-237</text:p>
          </table:table-cell>
          <table:table-cell office:value-type="float" office:value="-393" calcext:value-type="float">
            <text:p>-393</text:p>
          </table:table-cell>
          <table:table-cell office:value-type="float" office:value="64" calcext:value-type="float">
            <text:p>64</text:p>
          </table:table-cell>
          <table:table-cell office:value-type="float" office:value="-265" calcext:value-type="float">
            <text:p>-265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258" calcext:value-type="float">
            <text:p>258</text:p>
          </table:table-cell>
          <table:table-cell office:value-type="float" office:value="-334" calcext:value-type="float">
            <text:p>-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come before Tax</text:p>
          </table:table-cell>
          <table:table-cell/>
          <table:table-cell table:style-name="ce8" table:formula="of:=+[.C12]+[.C13]" office:value-type="float" office:value="33579" calcext:value-type="float">
            <text:p>33,579</text:p>
          </table:table-cell>
          <table:table-cell table:style-name="ce8" table:formula="of:=+[.D12]+[.D13]" office:value-type="float" office:value="28011" calcext:value-type="float">
            <text:p>28,011</text:p>
          </table:table-cell>
          <table:table-cell table:style-name="ce8" table:formula="of:=+[.E12]+[.E13]" office:value-type="float" office:value="24369" calcext:value-type="float">
            <text:p>24,369</text:p>
          </table:table-cell>
          <table:table-cell table:style-name="ce8" table:formula="of:=+[.F12]+[.F13]" office:value-type="float" office:value="23248" calcext:value-type="float">
            <text:p>23,248</text:p>
          </table:table-cell>
          <table:table-cell table:formula="of:=+[.G12]+[.G13]" office:value-type="float" office:value="41241" calcext:value-type="float">
            <text:p>41,241</text:p>
          </table:table-cell>
          <table:table-cell table:formula="of:=+[.H12]+[.H13]" office:value-type="float" office:value="30139" calcext:value-type="float">
            <text:p>30,139</text:p>
          </table:table-cell>
          <table:table-cell table:formula="of:=+[.I12]+[.I13]" office:value-type="float" office:value="23066" calcext:value-type="float">
            <text:p>23,066</text:p>
          </table:table-cell>
          <table:table-cell table:formula="of:=+[.J12]+[.J13]" office:value-type="float" office:value="24657" calcext:value-type="float">
            <text:p>24,657</text:p>
          </table:table-cell>
          <table:table-cell table:formula="of:=+[.K12]+[.K13]" office:value-type="float" office:value="35623" calcext:value-type="float">
            <text:p>35,623</text:p>
          </table:table-cell>
          <table:table-cell table:formula="of:=+[.L12]+[.L13]" office:value-type="float" office:value="28382" calcext:value-type="float">
            <text:p>28,382</text:p>
          </table:table-cell>
          <table:table-cell table:formula="of:=+[.M12]+[.M13]" office:value-type="float" office:value="22733" calcext:value-type="float">
            <text:p>22,733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12]+[.W13]" office:value-type="float" office:value="67089" calcext:value-type="float">
            <text:p>67,089</text:p>
          </table:table-cell>
          <table:table-cell table:formula="of:=+[.X12]+[.X13]" office:value-type="float" office:value="109207" calcext:value-type="float">
            <text:p>109,207</text:p>
          </table:table-cell>
          <table:table-cell table:formula="of:=+[.Y12]+[.Y13]" office:value-type="float" office:value="119103" calcext:value-type="float">
            <text:p>119,1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style-name="ce8" office:value-type="float" office:value="4824" calcext:value-type="float">
            <text:p>4,824</text:p>
          </table:table-cell>
          <table:table-cell table:style-name="ce8" office:value-type="float" office:value="4381" calcext:value-type="float">
            <text:p>4,381</text:p>
          </table:table-cell>
          <table:table-cell table:style-name="ce8" office:value-type="float" office:value="2625" calcext:value-type="float">
            <text:p>2,625</text:p>
          </table:table-cell>
          <table:table-cell table:style-name="ce8" table:formula="of:=+[.X15]-[.E15]-[.D15]-[.C15]" office:value-type="float" office:value="2697" calcext:value-type="float">
            <text:p>2,697</text:p>
          </table:table-cell>
          <table:table-cell office:value-type="float" office:value="6611" calcext:value-type="float">
            <text:p>6,611</text:p>
          </table:table-cell>
          <table:table-cell office:value-type="float" office:value="5129" calcext:value-type="float">
            <text:p>5,129</text:p>
          </table:table-cell>
          <table:table-cell office:value-type="float" office:value="3624" calcext:value-type="float">
            <text:p>3,624</text:p>
          </table:table-cell>
          <table:table-cell table:formula="of:=+[.Y15]-[.I15]-[.H15]-[.G15]" office:value-type="float" office:value="3936" calcext:value-type="float">
            <text:p>3,936</text:p>
          </table:table-cell>
          <table:table-cell office:value-type="float" office:value="5625" calcext:value-type="float">
            <text:p>5,625</text:p>
          </table:table-cell>
          <table:table-cell office:value-type="float" office:value="4222" calcext:value-type="float">
            <text:p>4,222</text:p>
          </table:table-cell>
          <table:table-cell office:value-type="float" office:value="2852" calcext:value-type="float">
            <text:p>2,852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9680" calcext:value-type="float">
            <text:p>9,680</text:p>
          </table:table-cell>
          <table:table-cell office:value-type="float" office:value="14527" calcext:value-type="float">
            <text:p>14,527</text:p>
          </table:table-cell>
          <table:table-cell office:value-type="float" office:value="19300" calcext:value-type="float">
            <text:p>19,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/>
          <table:table-cell table:style-name="ce8" table:formula="of:=+[.C14]-[.C15]" office:value-type="float" office:value="28755" calcext:value-type="float">
            <text:p>28,755</text:p>
          </table:table-cell>
          <table:table-cell table:style-name="ce8" table:formula="of:=+[.D14]-[.D15]" office:value-type="float" office:value="23630" calcext:value-type="float">
            <text:p>23,630</text:p>
          </table:table-cell>
          <table:table-cell table:style-name="ce8" table:formula="of:=+[.E14]-[.E15]" office:value-type="float" office:value="21744" calcext:value-type="float">
            <text:p>21,744</text:p>
          </table:table-cell>
          <table:table-cell table:style-name="ce8" table:formula="of:=+[.F14]-[.F15]" office:value-type="float" office:value="20551" calcext:value-type="float">
            <text:p>20,551</text:p>
          </table:table-cell>
          <table:table-cell table:formula="of:=+[.G14]-[.G15]" office:value-type="float" office:value="34630" calcext:value-type="float">
            <text:p>34,630</text:p>
          </table:table-cell>
          <table:table-cell table:formula="of:=+[.H14]-[.H15]" office:value-type="float" office:value="25010" calcext:value-type="float">
            <text:p>25,010</text:p>
          </table:table-cell>
          <table:table-cell table:formula="of:=+[.I14]-[.I15]" office:value-type="float" office:value="19442" calcext:value-type="float">
            <text:p>19,442</text:p>
          </table:table-cell>
          <table:table-cell table:formula="of:=+[.J14]-[.J15]" office:value-type="float" office:value="20721" calcext:value-type="float">
            <text:p>20,721</text:p>
          </table:table-cell>
          <table:table-cell table:formula="of:=+[.K14]-[.K15]" office:value-type="float" office:value="29998" calcext:value-type="float">
            <text:p>29,998</text:p>
          </table:table-cell>
          <table:table-cell table:formula="of:=+[.L14]-[.L15]" office:value-type="float" office:value="24160" calcext:value-type="float">
            <text:p>24,160</text:p>
          </table:table-cell>
          <table:table-cell table:formula="of:=+[.M14]-[.M15]" office:value-type="float" office:value="19881" calcext:value-type="float">
            <text:p>19,881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formula="of:=+[.W14]-[.W15]" office:value-type="float" office:value="57409" calcext:value-type="float">
            <text:p>57,409</text:p>
          </table:table-cell>
          <table:table-cell table:formula="of:=+[.X14]-[.X15]" office:value-type="float" office:value="94680" calcext:value-type="float">
            <text:p>94,680</text:p>
          </table:table-cell>
          <table:table-cell table:formula="of:=+[.Y14]-[.Y15]"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table:style-name="ce8" office:value-type="float" office:value="16935" calcext:value-type="float">
            <text:p>16,935</text:p>
          </table:table-cell>
          <table:table-cell table:style-name="ce8" office:value-type="float" office:value="16753" calcext:value-type="float">
            <text:p>16,753</text:p>
          </table:table-cell>
          <table:table-cell table:style-name="ce8" office:value-type="float" office:value="16629" calcext:value-type="float">
            <text:p>16,629</text:p>
          </table:table-cell>
          <table:table-cell table:style-name="ce8" office:value-type="float" office:value="16701" calcext:value-type="float">
            <text:p>16,701</text:p>
          </table:table-cell>
          <table:table-cell office:value-type="float" office:value="16391" calcext:value-type="float">
            <text:p>16,391</text:p>
          </table:table-cell>
          <table:table-cell office:value-type="float" office:value="16278" calcext:value-type="float">
            <text:p>16,278</text:p>
          </table:table-cell>
          <table:table-cell office:value-type="float" office:value="16162" calcext:value-type="float">
            <text:p>16,162</text:p>
          </table:table-cell>
          <table:table-cell office:value-type="float" office:value="16215" calcext:value-type="float">
            <text:p>16,215</text:p>
          </table:table-cell>
          <table:table-cell office:value-type="float" office:value="15892" calcext:value-type="float">
            <text:p>15,892</text:p>
          </table:table-cell>
          <table:table-cell office:value-type="float" office:value="15787" calcext:value-type="float">
            <text:p>15,787</text:p>
          </table:table-cell>
          <table:table-cell office:value-type="float" office:value="15697" calcext:value-type="float">
            <text:p>15,697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office:value-type="float" office:value="17352" calcext:value-type="float">
            <text:p>17,352</text:p>
          </table:table-cell>
          <table:table-cell office:value-type="float" office:value="16701" calcext:value-type="float">
            <text:p>16,701</text:p>
          </table:table-cell>
          <table:table-cell office:value-type="float" office:value="16215" calcext:value-type="float">
            <text:p>16,2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style-name="ce4" table:formula="of:=+[.C16]/[.C17]" office:value-type="float" office:value="1.69796279893711" calcext:value-type="float">
            <text:p>1.70</text:p>
          </table:table-cell>
          <table:table-cell table:style-name="ce4" table:formula="of:=+[.D16]/[.D17]" office:value-type="float" office:value="1.41049364292962" calcext:value-type="float">
            <text:p>1.41</text:p>
          </table:table-cell>
          <table:table-cell table:style-name="ce4" table:formula="of:=+[.E16]/[.E17]" office:value-type="float" office:value="1.30759516507307" calcext:value-type="float">
            <text:p>1.31</text:p>
          </table:table-cell>
          <table:table-cell table:style-name="ce4" table:formula="of:=+[.F16]/[.F17]" office:value-type="float" office:value="1.23052511825639" calcext:value-type="float">
            <text:p>1.23</text:p>
          </table:table-cell>
          <table:table-cell table:style-name="ce4" table:formula="of:=+[.G16]/[.G17]" office:value-type="float" office:value="2.11274479897505" calcext:value-type="float">
            <text:p>2.11</text:p>
          </table:table-cell>
          <table:table-cell table:style-name="ce4" table:formula="of:=+[.H16]/[.H17]" office:value-type="float" office:value="1.53642953679813" calcext:value-type="float">
            <text:p>1.54</text:p>
          </table:table-cell>
          <table:table-cell table:style-name="ce4" table:formula="of:=+[.I16]/[.I17]" office:value-type="float" office:value="1.20294518005197" calcext:value-type="float">
            <text:p>1.20</text:p>
          </table:table-cell>
          <table:table-cell table:style-name="ce4" table:formula="of:=+[.J16]/[.J17]" office:value-type="float" office:value="1.27789084181314" calcext:value-type="float">
            <text:p>1.28</text:p>
          </table:table-cell>
          <table:table-cell table:style-name="ce4" table:formula="of:=+[.K16]/[.K17]" office:value-type="float" office:value="1.88761641077272" calcext:value-type="float">
            <text:p>1.89</text:p>
          </table:table-cell>
          <table:table-cell table:style-name="ce4" table:formula="of:=+[.L16]/[.L17]" office:value-type="float" office:value="1.53037309178438" calcext:value-type="float">
            <text:p>1.53</text:p>
          </table:table-cell>
          <table:table-cell table:style-name="ce4" table:formula="of:=+[.M16]/[.M17]" office:value-type="float" office:value="1.26654774797732" calcext:value-type="float">
            <text:p>1.27</text:p>
          </table:table-cell>
          <table:table-cell table:style-name="Default"/>
          <table:table-cell/>
          <table:table-cell table:style-name="ce4" table:number-columns-repeated="3"/>
          <table:table-cell table:number-columns-repeated="4"/>
          <table:table-cell table:style-name="ce4" table:formula="of:=+[.W16]/[.W17]" office:value-type="float" office:value="3.30849469801752" calcext:value-type="float">
            <text:p>3.31</text:p>
          </table:table-cell>
          <table:table-cell table:style-name="ce4" table:formula="of:=+[.X16]/[.X17]" office:value-type="float" office:value="5.66912160948446" calcext:value-type="float">
            <text:p>5.67</text:p>
          </table:table-cell>
          <table:table-cell table:style-name="ce4" table:formula="of:=+[.Y16]/[.Y17]" office:value-type="float" office:value="6.1549799568301" calcext:value-type="float">
            <text:p>6.1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2">
          <table:table-cell office:value-type="string" calcext:value-type="string">
            <text:p>Revenue y/y</text:p>
          </table:table-cell>
          <table:table-cell table:number-columns-repeated="5"/>
          <table:table-cell table:style-name="ce6" table:formula="of:=+[.G4]/[.C4]-1" office:value-type="percentage" office:value="0.112222830427409" calcext:value-type="percentage">
            <text:p>11.22%</text:p>
          </table:table-cell>
          <table:table-cell table:style-name="ce6" table:formula="of:=+[.H4]/[.D4]-1" office:value-type="percentage" office:value="0.085885872477228" calcext:value-type="percentage">
            <text:p>8.59%</text:p>
          </table:table-cell>
          <table:table-cell table:style-name="ce6" table:formula="of:=+[.I4]/[.E4]-1" office:value-type="percentage" office:value="0.0187268217206573" calcext:value-type="percentage">
            <text:p>1.87%</text:p>
          </table:table-cell>
          <table:table-cell table:style-name="ce6" table:formula="of:=+[.J4]/[.F4]-1" office:value-type="percentage" office:value="0.0814059500959692" calcext:value-type="percentage">
            <text:p>8.14%</text:p>
          </table:table-cell>
          <table:table-cell table:style-name="ce6" table:formula="of:=+[.K4]/[.G4]-1" office:value-type="percentage" office:value="-0.0547904312396628" calcext:value-type="percentage">
            <text:p>-5.48%</text:p>
          </table:table-cell>
          <table:table-cell table:style-name="ce6" table:formula="of:=+[.L4]/[.H4]-1" office:value-type="percentage" office:value="-0.0251033121569111" calcext:value-type="percentage">
            <text:p>-2.51%</text:p>
          </table:table-cell>
          <table:table-cell table:style-name="ce6" table:formula="of:=+[.M4]/[.I4]-1" office:value-type="percentage" office:value="-0.0140069190805097" calcext:value-type="percentage">
            <text:p>-1.40%</text:p>
          </table:table-cell>
          <table:table-cell table:style-name="ce3" office:value-type="string" calcext:value-type="string">
            <text:p>What Happended?</text:p>
          </table:table-cell>
          <table:table-cell/>
          <table:table-cell table:style-name="ce2" table:number-columns-repeated="3"/>
          <table:table-cell table:number-columns-repeated="4"/>
          <table:table-cell table:style-name="ce2" table:formula="of:=+[.W4]/[.V4]-1" office:value-type="string" office:string-value="" calcext:value-type="error">
            <text:p>#DIV/0!</text:p>
          </table:table-cell>
          <table:table-cell table:style-name="ce2" table:formula="of:=+[.X4]/[.W4]-1" office:value-type="percentage" office:value="0.332593847330747" calcext:value-type="percentage">
            <text:p>33.26%</text:p>
          </table:table-cell>
          <table:table-cell table:style-name="ce2" table:formula="of:=+[.Y4]/[.X4]-1" office:value-type="percentage" office:value="0.0779378760418461" calcext:value-type="percentage">
            <text:p>7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Margin</text:p>
          </table:table-cell>
          <table:table-cell/>
          <table:table-cell table:style-name="ce2" table:formula="of:=+[.C8]/[.C4]" office:value-type="percentage" office:value="0.397778156659697" calcext:value-type="percentage">
            <text:p>39.78%</text:p>
          </table:table-cell>
          <table:table-cell table:style-name="ce2" table:formula="of:=+[.D8]/[.D4]" office:value-type="percentage" office:value="0.425064743704233" calcext:value-type="percentage">
            <text:p>42.51%</text:p>
          </table:table-cell>
          <table:table-cell table:style-name="ce2" table:formula="of:=+[.E8]/[.E4]" office:value-type="percentage" office:value="0.432927278532308" calcext:value-type="percentage">
            <text:p>43.29%</text:p>
          </table:table-cell>
          <table:table-cell table:style-name="ce2" table:formula="of:=+[.F8]/[.F4]" office:value-type="percentage" office:value="0.421952975047985" calcext:value-type="percentage">
            <text:p>42.20%</text:p>
          </table:table-cell>
          <table:table-cell table:style-name="ce2" table:formula="of:=+[.G8]/[.G4]" office:value-type="percentage" office:value="0.43763766186615" calcext:value-type="percentage">
            <text:p>43.76%</text:p>
          </table:table-cell>
          <table:table-cell table:style-name="ce2" table:formula="of:=+[.H8]/[.H4]" office:value-type="percentage" office:value="0.437498715022924" calcext:value-type="percentage">
            <text:p>43.75%</text:p>
          </table:table-cell>
          <table:table-cell table:style-name="ce2" table:formula="of:=+[.I8]/[.I4]" office:value-type="percentage" office:value="0.432563073325378" calcext:value-type="percentage">
            <text:p>43.26%</text:p>
          </table:table-cell>
          <table:table-cell table:style-name="ce2" table:formula="of:=+[.J8]/[.J4]" office:value-type="percentage" office:value="0.422592239256317" calcext:value-type="percentage">
            <text:p>42.26%</text:p>
          </table:table-cell>
          <table:table-cell table:style-name="ce2" table:formula="of:=+[.K8]/[.K4]" office:value-type="percentage" office:value="0.429622548099083" calcext:value-type="percentage">
            <text:p>42.96%</text:p>
          </table:table-cell>
          <table:table-cell table:style-name="ce2" table:formula="of:=+[.L8]/[.L4]" office:value-type="percentage" office:value="0.442616727824877" calcext:value-type="percentage">
            <text:p>44.26%</text:p>
          </table:table-cell>
          <table:table-cell table:style-name="ce2" table:formula="of:=+[.M8]/[.M4]" office:value-type="percentage" office:value="0.445163025538834" calcext:value-type="percentage">
            <text:p>44.52%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ce2" table:formula="of:=+[.W8]/[.W4]" office:value-type="percentage" office:value="0.382332477278109" calcext:value-type="percentage">
            <text:p>38.23%</text:p>
          </table:table-cell>
          <table:table-cell table:style-name="ce2" table:formula="of:=+[.X8]/[.X4]" office:value-type="percentage" office:value="0.417793596251678" calcext:value-type="percentage">
            <text:p>41.78%</text:p>
          </table:table-cell>
          <table:table-cell table:style-name="ce2" table:formula="of:=+[.Y8]/[.Y4]" office:value-type="percentage" office:value="0.433096305613601" calcext:value-type="percentage">
            <text:p>43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 rate</text:p>
          </table:table-cell>
          <table:table-cell/>
          <table:table-cell table:style-name="ce2" table:formula="of:=+[.C15]/[.C14]" office:value-type="percentage" office:value="0.143661216831949" calcext:value-type="percentage">
            <text:p>14.37%</text:p>
          </table:table-cell>
          <table:table-cell table:style-name="ce2" table:formula="of:=+[.D15]/[.D14]" office:value-type="percentage" office:value="0.156402841740745" calcext:value-type="percentage">
            <text:p>15.64%</text:p>
          </table:table-cell>
          <table:table-cell table:style-name="ce2" table:formula="of:=+[.E15]/[.E14]" office:value-type="percentage" office:value="0.107718823094916" calcext:value-type="percentage">
            <text:p>10.77%</text:p>
          </table:table-cell>
          <table:table-cell table:style-name="ce2" table:formula="of:=+[.F15]/[.F14]" office:value-type="percentage" office:value="0.116009979353063" calcext:value-type="percentage">
            <text:p>11.60%</text:p>
          </table:table-cell>
          <table:table-cell table:style-name="ce2" table:formula="of:=+[.G15]/[.G14]" office:value-type="percentage" office:value="0.160301641570282" calcext:value-type="percentage">
            <text:p>16.03%</text:p>
          </table:table-cell>
          <table:table-cell table:style-name="ce2" table:formula="of:=+[.H15]/[.H14]" office:value-type="percentage" office:value="0.170178174458343" calcext:value-type="percentage">
            <text:p>17.02%</text:p>
          </table:table-cell>
          <table:table-cell table:style-name="ce2" table:formula="of:=+[.I15]/[.I14]" office:value-type="percentage" office:value="0.157114367467268" calcext:value-type="percentage">
            <text:p>15.71%</text:p>
          </table:table-cell>
          <table:table-cell table:style-name="ce2" table:formula="of:=+[.J15]/[.J14]" office:value-type="percentage" office:value="0.159630125319382" calcext:value-type="percentage">
            <text:p>15.96%</text:p>
          </table:table-cell>
          <table:table-cell table:style-name="ce2" table:formula="of:=+[.K15]/[.K14]" office:value-type="percentage" office:value="0.157903601605704" calcext:value-type="percentage">
            <text:p>15.79%</text:p>
          </table:table-cell>
          <table:table-cell table:style-name="ce2" table:formula="of:=+[.L15]/[.L14]" office:value-type="percentage" office:value="0.14875625396378" calcext:value-type="percentage">
            <text:p>14.88%</text:p>
          </table:table-cell>
          <table:table-cell table:style-name="ce2" table:formula="of:=+[.M15]/[.M14]" office:value-type="percentage" office:value="0.125456384990982" calcext:value-type="percentage">
            <text:p>12.55%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ce2" table:formula="of:=+[.W15]/[.W14]" office:value-type="percentage" office:value="0.14428594851615" calcext:value-type="percentage">
            <text:p>14.43%</text:p>
          </table:table-cell>
          <table:table-cell table:style-name="ce2" table:formula="of:=+[.X15]/[.X14]" office:value-type="percentage" office:value="0.133022608440851" calcext:value-type="percentage">
            <text:p>13.30%</text:p>
          </table:table-cell>
          <table:table-cell table:style-name="ce2" table:formula="of:=+[.Y15]/[.Y14]" office:value-type="percentage" office:value="0.162044616844244" calcext:value-type="percentage">
            <text:p>16.20%</text:p>
          </table:table-cell>
          <table:table-cell table:number-columns-repeated="999"/>
        </table:table-row>
        <table:table-row table:style-name="ro1" table:number-rows-repeated="7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5"/>
          <table:table-cell office:value-type="float" office:value="34630" calcext:value-type="float">
            <text:p>34,630</text:p>
          </table:table-cell>
          <table:table-cell table:formula="of:=+59640-[.G32]" office:value-type="float" office:value="25010" calcext:value-type="float">
            <text:p>25,010</text:p>
          </table:table-cell>
          <table:table-cell table:formula="of:=+79082-[.H32]-[.G32]" office:value-type="float" office:value="19442" calcext:value-type="float">
            <text:p>19,442</text:p>
          </table:table-cell>
          <table:table-cell table:formula="of:=+[.Y32]-[.I32]-[.H32]-[.G32]" office:value-type="float" office:value="20721" calcext:value-type="float">
            <text:p>20,721</text:p>
          </table:table-cell>
          <table:table-cell office:value-type="float" office:value="29998" calcext:value-type="float">
            <text:p>29,998</text:p>
          </table:table-cell>
          <table:table-cell table:formula="of:=+54158-[.K32]" office:value-type="float" office:value="24160" calcext:value-type="float">
            <text:p>24,160</text:p>
          </table:table-cell>
          <table:table-cell office:value-type="float" office:value="19881" calcext:value-type="float">
            <text:p>19,881</text:p>
          </table:table-cell>
          <table:table-cell table:number-columns-repeated="9"/>
          <table:table-cell office:value-type="float" office:value="57411" calcext:value-type="float">
            <text:p>57,411</text:p>
          </table:table-cell>
          <table:table-cell office:value-type="float" office:value="94680" calcext:value-type="float">
            <text:p>94,680</text:p>
          </table:table-cell>
          <table:table-cell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5"/>
          <table:table-cell office:value-type="float" office:value="2697" calcext:value-type="float">
            <text:p>2,697</text:p>
          </table:table-cell>
          <table:table-cell table:formula="of:=+5434-[.G33]" office:value-type="float" office:value="2737" calcext:value-type="float">
            <text:p>2,737</text:p>
          </table:table-cell>
          <table:table-cell table:formula="of:=+8239-[.H33]-[.G33]" office:value-type="float" office:value="2805" calcext:value-type="float">
            <text:p>2,805</text:p>
          </table:table-cell>
          <table:table-cell table:formula="of:=+[.Y33]-[.I33]-[.H33]-[.G33]" office:value-type="float" office:value="2865" calcext:value-type="float">
            <text:p>2,865</text:p>
          </table:table-cell>
          <table:table-cell office:value-type="float" office:value="2916" calcext:value-type="float">
            <text:p>2,916</text:p>
          </table:table-cell>
          <table:table-cell table:formula="of:=+5814-[.K33]" office:value-type="float" office:value="2898" calcext:value-type="float">
            <text:p>2,898</text:p>
          </table:table-cell>
          <table:table-cell office:value-type="float" office:value="3052" calcext:value-type="float">
            <text:p>3,052</text:p>
          </table:table-cell>
          <table:table-cell table:number-columns-repeated="9"/>
          <table:table-cell office:value-type="float" office:value="11056" calcext:value-type="float">
            <text:p>11,056</text:p>
          </table:table-cell>
          <table:table-cell office:value-type="float" office:value="11284" calcext:value-type="float">
            <text:p>11,284</text:p>
          </table:table-cell>
          <table:table-cell office:value-type="float" office:value="11104" calcext:value-type="float">
            <text:p>11,1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-based Comp</text:p>
          </table:table-cell>
          <table:table-cell table:number-columns-repeated="5"/>
          <table:table-cell office:value-type="float" office:value="2265" calcext:value-type="float">
            <text:p>2,265</text:p>
          </table:table-cell>
          <table:table-cell table:formula="of:=+4517-[.G34]" office:value-type="float" office:value="2252" calcext:value-type="float">
            <text:p>2,252</text:p>
          </table:table-cell>
          <table:table-cell table:formula="of:=+6760-[.H34]-[.G34]" office:value-type="float" office:value="2243" calcext:value-type="float">
            <text:p>2,243</text:p>
          </table:table-cell>
          <table:table-cell table:formula="of:=+[.Y34]-[.I34]-[.H34]-[.G34]" office:value-type="float" office:value="2278" calcext:value-type="float">
            <text:p>2,278</text:p>
          </table:table-cell>
          <table:table-cell office:value-type="float" office:value="2905" calcext:value-type="float">
            <text:p>2,905</text:p>
          </table:table-cell>
          <table:table-cell table:formula="of:=+5591-[.K34]" office:value-type="float" office:value="2686" calcext:value-type="float">
            <text:p>2,686</text:p>
          </table:table-cell>
          <table:table-cell office:value-type="float" office:value="2617" calcext:value-type="float">
            <text:p>2,617</text:p>
          </table:table-cell>
          <table:table-cell table:number-columns-repeated="9"/>
          <table:table-cell office:value-type="float" office:value="6829" calcext:value-type="float">
            <text:p>6,829</text:p>
          </table:table-cell>
          <table:table-cell office:value-type="float" office:value="7906" calcext:value-type="float">
            <text:p>7,906</text:p>
          </table:table-cell>
          <table:table-cell office:value-type="float" office:value="9038" calcext:value-type="float">
            <text:p>9,0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tax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35]-[.I35]-[.H35]-[.G35]"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float" office:value="-215" calcext:value-type="float">
            <text:p>-215</text:p>
          </table:table-cell>
          <table:table-cell office:value-type="float" office:value="-4774" calcext:value-type="float">
            <text:p>-4,774</text:p>
          </table:table-cell>
          <table:table-cell office:value-type="float" office:value="895" calcext:value-type="float">
            <text:p>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+1068-[.G36]" office:value-type="float" office:value="219" calcext:value-type="float">
            <text:p>219</text:p>
          </table:table-cell>
          <table:table-cell table:formula="of:=+2695-[.H36]-[.G36]" office:value-type="float" office:value="1627" calcext:value-type="float">
            <text:p>1,627</text:p>
          </table:table-cell>
          <table:table-cell table:formula="of:=+[.Y36]-[.I36]-[.H36]-[.G36]" office:value-type="float" office:value="-2584" calcext:value-type="float">
            <text:p>-2,584</text:p>
          </table:table-cell>
          <table:table-cell office:value-type="float" office:value="-317" calcext:value-type="float">
            <text:p>-317</text:p>
          </table:table-cell>
          <table:table-cell table:formula="of:=-1732-[.K36]" office:value-type="float" office:value="-1415" calcext:value-type="float">
            <text:p>-1,415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reveivable</text:p>
          </table:table-cell>
          <table:table-cell table:number-columns-repeated="5"/>
          <table:table-cell office:value-type="float" office:value="-3934" calcext:value-type="float">
            <text:p>-3,934</text:p>
          </table:table-cell>
          <table:table-cell table:formula="of:=+5542-[.G37]" office:value-type="float" office:value="9476" calcext:value-type="float">
            <text:p>9,476</text:p>
          </table:table-cell>
          <table:table-cell table:formula="of:=+4561-[.H37]-[.G37]" office:value-type="float" office:value="-981" calcext:value-type="float">
            <text:p>-981</text:p>
          </table:table-cell>
          <table:table-cell table:formula="of:=+[.Y37]-[.I37]-[.H37]-[.G37]" office:value-type="float" office:value="-6384" calcext:value-type="float">
            <text:p>-6,384</text:p>
          </table:table-cell>
          <table:table-cell office:value-type="float" office:value="4275" calcext:value-type="float">
            <text:p>4,275</text:p>
          </table:table-cell>
          <table:table-cell table:formula="of:=+9596-[.K37]" office:value-type="float" office:value="5321" calcext:value-type="float">
            <text:p>5,321</text:p>
          </table:table-cell>
          <table:table-cell office:value-type="float" office:value="-1987" calcext:value-type="float">
            <text:p>-1,987</text:p>
          </table:table-cell>
          <table:table-cell table:number-columns-repeated="9"/>
          <table:table-cell office:value-type="float" office:value="6917" calcext:value-type="float">
            <text:p>6,917</text:p>
          </table:table-cell>
          <table:table-cell office:value-type="float" office:value="-10125" calcext:value-type="float">
            <text:p>-10,125</text:p>
          </table:table-cell>
          <table:table-cell office:value-type="float" office:value="-1823" calcext:value-type="float">
            <text:p>-1,8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tories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+1065-[.G38]" office:value-type="float" office:value="384" calcext:value-type="float">
            <text:p>384</text:p>
          </table:table-cell>
          <table:table-cell table:formula="of:=+1049-[.H38]-[.G38]" office:value-type="float" office:value="-16" calcext:value-type="float">
            <text:p>-16</text:p>
          </table:table-cell>
          <table:table-cell table:formula="of:=+[.Y38]-[.I38]-[.H38]-[.G38]" office:value-type="float" office:value="435" calcext:value-type="float">
            <text:p>435</text:p>
          </table:table-cell>
          <table:table-cell office:value-type="float" office:value="-1807" calcext:value-type="float">
            <text:p>-1,807</text:p>
          </table:table-cell>
          <table:table-cell table:formula="of:=-2548-[.K38]" office:value-type="float" office:value="-741" calcext:value-type="float">
            <text:p>-741</text:p>
          </table:table-cell>
          <table:table-cell office:value-type="float" office:value="-22" calcext:value-type="float">
            <text:p>-22</text:p>
          </table:table-cell>
          <table:table-cell table:number-columns-repeated="9"/>
          <table:table-cell office:value-type="float" office:value="-127" calcext:value-type="float">
            <text:p>-127</text:p>
          </table:table-cell>
          <table:table-cell office:value-type="float" office:value="-2642" calcext:value-type="float">
            <text:p>-2,642</text:p>
          </table:table-cell>
          <table:table-cell office:value-type="float" office:value="1484" calcext:value-type="float">
            <text:p>1,48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dor non-trade receivables</text:p>
          </table:table-cell>
          <table:table-cell table:number-columns-repeated="5"/>
          <table:table-cell office:value-type="float" office:value="-9812" calcext:value-type="float">
            <text:p>-9,812</text:p>
          </table:table-cell>
          <table:table-cell table:formula="of:=+643-[.G39]" office:value-type="float" office:value="10455" calcext:value-type="float">
            <text:p>10,455</text:p>
          </table:table-cell>
          <table:table-cell table:formula="of:=+4789-[.H39]-[.G39]" office:value-type="float" office:value="4146" calcext:value-type="float">
            <text:p>4,146</text:p>
          </table:table-cell>
          <table:table-cell table:formula="of:=+[.Y39]-[.I39]-[.H39]-[.G39]" office:value-type="float" office:value="-12309" calcext:value-type="float">
            <text:p>-12,309</text:p>
          </table:table-cell>
          <table:table-cell office:value-type="float" office:value="2320" calcext:value-type="float">
            <text:p>2,320</text:p>
          </table:table-cell>
          <table:table-cell table:formula="of:=+14785-[.K39]" office:value-type="float" office:value="12465" calcext:value-type="float">
            <text:p>12,465</text:p>
          </table:table-cell>
          <table:table-cell office:value-type="float" office:value="-1674" calcext:value-type="float">
            <text:p>-1,674</text:p>
          </table:table-cell>
          <table:table-cell table:number-columns-repeated="9"/>
          <table:table-cell office:value-type="float" office:value="1553" calcext:value-type="float">
            <text:p>1,553</text:p>
          </table:table-cell>
          <table:table-cell office:value-type="float" office:value="-3903" calcext:value-type="float">
            <text:p>-3,903</text:p>
          </table:table-cell>
          <table:table-cell office:value-type="float" office:value="-7520" calcext:value-type="float">
            <text:p>-7,5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assets</text:p>
          </table:table-cell>
          <table:table-cell table:number-columns-repeated="5"/>
          <table:table-cell office:value-type="float" office:value="-4921" calcext:value-type="float">
            <text:p>-4,921</text:p>
          </table:table-cell>
          <table:table-cell table:formula="of:=-3542-[.G40]" office:value-type="float" office:value="1379" calcext:value-type="float">
            <text:p>1,379</text:p>
          </table:table-cell>
          <table:table-cell table:formula="of:=-3289-[.H40]-[.G40]" office:value-type="float" office:value="253" calcext:value-type="float">
            <text:p>253</text:p>
          </table:table-cell>
          <table:table-cell table:formula="of:=+[.Y40]-[.I40]-[.H40]-[.G40]" office:value-type="float" office:value="-3210" calcext:value-type="float">
            <text:p>-3,210</text:p>
          </table:table-cell>
          <table:table-cell office:value-type="float" office:value="-4099" calcext:value-type="float">
            <text:p>-4,099</text:p>
          </table:table-cell>
          <table:table-cell table:formula="of:=-4092-[.K40]" office:value-type="float" office:value="7" calcext:value-type="float">
            <text:p>7</text:p>
          </table:table-cell>
          <table:table-cell office:value-type="float" office:value="-771" calcext:value-type="float">
            <text:p>-771</text:p>
          </table:table-cell>
          <table:table-cell table:number-columns-repeated="9"/>
          <table:table-cell office:value-type="float" office:value="-9588" calcext:value-type="float">
            <text:p>-9,588</text:p>
          </table:table-cell>
          <table:table-cell office:value-type="float" office:value="-8042" calcext:value-type="float">
            <text:p>-8,042</text:p>
          </table:table-cell>
          <table:table-cell office:value-type="float" office:value="-6499" calcext:value-type="float">
            <text:p>-6,4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payale</text:p>
          </table:table-cell>
          <table:table-cell table:number-columns-repeated="5"/>
          <table:table-cell office:value-type="float" office:value="19813" calcext:value-type="float">
            <text:p>19,813</text:p>
          </table:table-cell>
          <table:table-cell table:formula="of:=-1750-[.G41]" office:value-type="float" office:value="-21563" calcext:value-type="float">
            <text:p>-21,563</text:p>
          </table:table-cell>
          <table:table-cell table:formula="of:=-6108-[.H41]-[.G41]" office:value-type="float" office:value="-4358" calcext:value-type="float">
            <text:p>-4,358</text:p>
          </table:table-cell>
          <table:table-cell table:formula="of:=+[.Y41]-[.I41]-[.H41]-[.G41]" office:value-type="float" office:value="15556" calcext:value-type="float">
            <text:p>15,556</text:p>
          </table:table-cell>
          <table:table-cell office:value-type="float" office:value="-6075" calcext:value-type="float">
            <text:p>-6,075</text:p>
          </table:table-cell>
          <table:table-cell table:formula="of:=-20764-[.K41]" office:value-type="float" office:value="-14689" calcext:value-type="float">
            <text:p>-14,689</text:p>
          </table:table-cell>
          <table:table-cell office:value-type="float" office:value="3974" calcext:value-type="float">
            <text:p>3,974</text:p>
          </table:table-cell>
          <table:table-cell table:number-columns-repeated="9"/>
          <table:table-cell office:value-type="float" office:value="-4062" calcext:value-type="float">
            <text:p>-4,062</text:p>
          </table:table-cell>
          <table:table-cell office:value-type="float" office:value="12326" calcext:value-type="float">
            <text:p>12,326</text:p>
          </table:table-cell>
          <table:table-cell office:value-type="float" office:value="9448" calcext:value-type="float">
            <text:p>9,4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revenue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+0-[.G42]" office:value-type="float" office:value="-462" calcext:value-type="float">
            <text:p>-462</text:p>
          </table:table-cell>
          <table:table-cell table:formula="of:=+0-[.H42]-[.G42]" office:value-type="float" office:value="0" calcext:value-type="float">
            <text:p>0</text:p>
          </table:table-cell>
          <table:table-cell table:formula="of:=+[.Y42]-[.I42]-[.H42]-[.G42]" office:value-type="float" office:value="478" calcext:value-type="float">
            <text:p>478</text:p>
          </table:table-cell>
          <table:table-cell office:value-type="float" office:value="131" calcext:value-type="float">
            <text:p>131</text:p>
          </table:table-cell>
          <table:table-cell table:formula="of:=+0-[.K42]"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081" calcext:value-type="float">
            <text:p>2,081</text:p>
          </table:table-cell>
          <table:table-cell office:value-type="float" office:value="1676" calcext:value-type="float">
            <text:p>1,676</text:p>
          </table:table-cell>
          <table:table-cell office:value-type="float" office:value="478" calcext:value-type="float">
            <text:p>4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liabilities</text:p>
          </table:table-cell>
          <table:table-cell table:number-columns-repeated="5"/>
          <table:table-cell office:value-type="float" office:value="4236" calcext:value-type="float">
            <text:p>4,236</text:p>
          </table:table-cell>
          <table:table-cell table:formula="of:=+2515-[.G43]" office:value-type="float" office:value="-1721" calcext:value-type="float">
            <text:p>-1,721</text:p>
          </table:table-cell>
          <table:table-cell table:formula="of:=+246-[.H43]-[.G43]" office:value-type="float" office:value="-2269" calcext:value-type="float">
            <text:p>-2,269</text:p>
          </table:table-cell>
          <table:table-cell table:formula="of:=+[.Y43]-[.I43]-[.H43]-[.G43]" office:value-type="float" office:value="5386" calcext:value-type="float">
            <text:p>5,386</text:p>
          </table:table-cell>
          <table:table-cell office:value-type="float" office:value="3758" calcext:value-type="float">
            <text:p>3,758</text:p>
          </table:table-cell>
          <table:table-cell table:formula="of:=+1757-[.K43]" office:value-type="float" office:value="-2001" calcext:value-type="float">
            <text:p>-2,001</text:p>
          </table:table-cell>
          <table:table-cell office:value-type="float" office:value="1229" calcext:value-type="float">
            <text:p>1,229</text:p>
          </table:table-cell>
          <table:table-cell table:number-columns-repeated="9"/>
          <table:table-cell office:value-type="float" office:value="8916" calcext:value-type="float">
            <text:p>8,916</text:p>
          </table:table-cell>
          <table:table-cell office:value-type="float" office:value="5799" calcext:value-type="float">
            <text:p>5,799</text:p>
          </table:table-cell>
          <table:table-cell office:value-type="float" office:value="5632" calcext:value-type="float">
            <text:p>5,632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OCF</text:p>
          </table:table-cell>
          <table:table-cell table:style-name="ce5" table:number-columns-repeated="5"/>
          <table:table-cell table:style-name="ce10" table:formula="of:=+[.G43]+[.G42]+[.G41]+[.G40]+[.G39]+[.G38]+[.G37]+[.G36]+[.G34]+[.G33]+[.G32]+[.G35]" office:value-type="float" office:value="46966" calcext:value-type="float">
            <text:p>46,966</text:p>
          </table:table-cell>
          <table:table-cell table:style-name="ce10" table:formula="of:=+[.H43]+[.H42]+[.H41]+[.H40]+[.H39]+[.H38]+[.H37]+[.H36]+[.H34]+[.H33]+[.H32]+[.H35]" office:value-type="float" office:value="28166" calcext:value-type="float">
            <text:p>28,166</text:p>
          </table:table-cell>
          <table:table-cell table:style-name="ce10" table:formula="of:=+[.I43]+[.I42]+[.I41]+[.I40]+[.I39]+[.I38]+[.I37]+[.I36]+[.I34]+[.I33]+[.I32]+[.I35]" office:value-type="float" office:value="22892" calcext:value-type="float">
            <text:p>22,892</text:p>
          </table:table-cell>
          <table:table-cell table:style-name="ce10" table:formula="of:=+[.J43]+[.J42]+[.J41]+[.J40]+[.J39]+[.J38]+[.J37]+[.J36]+[.J35]+[.J34]+[.J33]+[.J32]" office:value-type="float" office:value="24127" calcext:value-type="float">
            <text:p>24,127</text:p>
          </table:table-cell>
          <table:table-cell table:style-name="ce10" table:formula="of:=+[.K43]+[.K42]+[.K41]+[.K40]+[.K39]+[.K38]+[.K37]+[.K36]+[.K34]+[.K33]+[.K32]+[.K35]" office:value-type="float" office:value="34005" calcext:value-type="float">
            <text:p>34,005</text:p>
          </table:table-cell>
          <table:table-cell table:style-name="ce10" table:formula="of:=+[.L43]+[.L42]+[.L41]+[.L40]+[.L39]+[.L38]+[.L37]+[.L36]+[.L34]+[.L33]+[.L32]+[.L35]" office:value-type="float" office:value="28560" calcext:value-type="float">
            <text:p>28,560</text:p>
          </table:table-cell>
          <table:table-cell table:style-name="ce10" table:formula="of:=+[.M43]+[.M42]+[.M41]+[.M40]+[.M39]+[.M38]+[.M37]+[.M36]+[.M34]+[.M33]+[.M32]+[.M35]" office:value-type="float" office:value="26380" calcext:value-type="float">
            <text:p>26,380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43]+[.W42]+[.W41]+[.W40]+[.W39]+[.W38]+[.W37]+[.W36]+[.W35]+[.W34]+[.W33]+[.W32]" office:value-type="float" office:value="80674" calcext:value-type="float">
            <text:p>80,674</text:p>
          </table:table-cell>
          <table:table-cell table:style-name="ce10" table:formula="of:=+[.X43]+[.X42]+[.X41]+[.X40]+[.X39]+[.X38]+[.X37]+[.X36]+[.X35]+[.X34]+[.X33]+[.X32]" office:value-type="float" office:value="104038" calcext:value-type="float">
            <text:p>104,038</text:p>
          </table:table-cell>
          <table:table-cell table:style-name="ce10" table:formula="of:=+[.Y43]+[.Y42]+[.Y41]+[.Y40]+[.Y39]+[.Y38]+[.Y37]+[.Y36]+[.Y35]+[.Y34]+[.Y33]+[.Y32]" office:value-type="float" office:value="122151" calcext:value-type="float">
            <text:p>122,151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Purchases marketable sezurities</text:p>
          </table:table-cell>
          <table:table-cell table:number-columns-repeated="5"/>
          <table:table-cell office:value-type="float" office:value="-34913" calcext:value-type="float">
            <text:p>-34,913</text:p>
          </table:table-cell>
          <table:table-cell table:formula="of:=-61987-[.G45]" office:value-type="float" office:value="-27074" calcext:value-type="float">
            <text:p>-27,074</text:p>
          </table:table-cell>
          <table:table-cell table:formula="of:=-70178-[.H45]-[.G45]" office:value-type="float" office:value="-8191" calcext:value-type="float">
            <text:p>-8,191</text:p>
          </table:table-cell>
          <table:table-cell table:formula="of:=+[.Y45]-[.I45]-[.H45]-[.G45]" office:value-type="float" office:value="-6745" calcext:value-type="float">
            <text:p>-6,745</text:p>
          </table:table-cell>
          <table:table-cell office:value-type="float" office:value="-5153" calcext:value-type="float">
            <text:p>-5,153</text:p>
          </table:table-cell>
          <table:table-cell table:formula="of:=-11197-[.K45]" office:value-type="float" office:value="-6044" calcext:value-type="float">
            <text:p>-6,044</text:p>
          </table:table-cell>
          <table:table-cell office:value-type="float" office:value="-9759" calcext:value-type="float">
            <text:p>-9,759</text:p>
          </table:table-cell>
          <table:table-cell table:number-columns-repeated="9"/>
          <table:table-cell office:value-type="float" office:value="-114938" calcext:value-type="float">
            <text:p>-114,938</text:p>
          </table:table-cell>
          <table:table-cell office:value-type="float" office:value="-109558" calcext:value-type="float">
            <text:p>-109,558</text:p>
          </table:table-cell>
          <table:table-cell office:value-type="float" office:value="-76923" calcext:value-type="float">
            <text:p>-76,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maturities of marketable securities</text:p>
          </table:table-cell>
          <table:table-cell table:number-columns-repeated="5"/>
          <table:table-cell office:value-type="float" office:value="11309" calcext:value-type="float">
            <text:p>11,309</text:p>
          </table:table-cell>
          <table:table-cell table:formula="of:=+18000-[.G46]" office:value-type="float" office:value="6691" calcext:value-type="float">
            <text:p>6,691</text:p>
          </table:table-cell>
          <table:table-cell table:formula="of:=+24203-[.H46]-[.G46]" office:value-type="float" office:value="6203" calcext:value-type="float">
            <text:p>6,203</text:p>
          </table:table-cell>
          <table:table-cell table:formula="of:=+[.Y46]-[.I46]-[.H46]-[.G46]" office:value-type="float" office:value="5714" calcext:value-type="float">
            <text:p>5,714</text:p>
          </table:table-cell>
          <table:table-cell office:value-type="float" office:value="7127" calcext:value-type="float">
            <text:p>7,127</text:p>
          </table:table-cell>
          <table:table-cell table:formula="of:=+17124-[.K46]" office:value-type="float" office:value="9997" calcext:value-type="float">
            <text:p>9,997</text:p>
          </table:table-cell>
          <table:table-cell office:value-type="float" office:value="10733" calcext:value-type="float">
            <text:p>10,733</text:p>
          </table:table-cell>
          <table:table-cell table:number-columns-repeated="9"/>
          <table:table-cell office:value-type="float" office:value="69918" calcext:value-type="float">
            <text:p>69,918</text:p>
          </table:table-cell>
          <table:table-cell office:value-type="float" office:value="59023" calcext:value-type="float">
            <text:p>59,023</text:p>
          </table:table-cell>
          <table:table-cell office:value-type="float" office:value="29917" calcext:value-type="float">
            <text:p>29,9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sales of marketable securities</text:p>
          </table:table-cell>
          <table:table-cell table:number-columns-repeated="5"/>
          <table:table-cell office:value-type="float" office:value="10675" calcext:value-type="float">
            <text:p>10,675</text:p>
          </table:table-cell>
          <table:table-cell table:formula="of:=+24668-[.G47]" office:value-type="float" office:value="13993" calcext:value-type="float">
            <text:p>13,993</text:p>
          </table:table-cell>
          <table:table-cell table:formula="of:=+33609-[.H47]-[.G47]" office:value-type="float" office:value="8941" calcext:value-type="float">
            <text:p>8,941</text:p>
          </table:table-cell>
          <table:table-cell table:formula="of:=+[.Y47]-[.I47]-[.H47]-[.G47]" office:value-type="float" office:value="3837" calcext:value-type="float">
            <text:p>3,837</text:p>
          </table:table-cell>
          <table:table-cell office:value-type="float" office:value="509" calcext:value-type="float">
            <text:p>509</text:p>
          </table:table-cell>
          <table:table-cell table:formula="of:=+1897-[.K47]" office:value-type="float" office:value="1388" calcext:value-type="float">
            <text:p>1,388</text:p>
          </table:table-cell>
          <table:table-cell office:value-type="float" office:value="2062" calcext:value-type="float">
            <text:p>2,062</text:p>
          </table:table-cell>
          <table:table-cell table:number-columns-repeated="9"/>
          <table:table-cell office:value-type="float" office:value="50473" calcext:value-type="float">
            <text:p>50,473</text:p>
          </table:table-cell>
          <table:table-cell office:value-type="float" office:value="47460" calcext:value-type="float">
            <text:p>47,460</text:p>
          </table:table-cell>
          <table:table-cell office:value-type="float" office:value="37446" calcext:value-type="float">
            <text:p>37,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for acquisition of PP&amp;E</text:p>
          </table:table-cell>
          <table:table-cell table:number-columns-repeated="5"/>
          <table:table-cell office:value-type="float" office:value="-2803" calcext:value-type="float">
            <text:p>-2,803</text:p>
          </table:table-cell>
          <table:table-cell table:formula="of:=-5317-[.G48]" office:value-type="float" office:value="-2514" calcext:value-type="float">
            <text:p>-2,514</text:p>
          </table:table-cell>
          <table:table-cell table:formula="of:=-7419-[.H48]-[.G48]" office:value-type="float" office:value="-2102" calcext:value-type="float">
            <text:p>-2,102</text:p>
          </table:table-cell>
          <table:table-cell table:formula="of:=+[.Y48]-[.I48]-[.H48]-[.G48]" office:value-type="float" office:value="-3289" calcext:value-type="float">
            <text:p>-3,289</text:p>
          </table:table-cell>
          <table:table-cell office:value-type="float" office:value="-3787" calcext:value-type="float">
            <text:p>-3,787</text:p>
          </table:table-cell>
          <table:table-cell table:formula="of:=-6703-[.K48]" office:value-type="float" office:value="-2916" calcext:value-type="float">
            <text:p>-2,916</text:p>
          </table:table-cell>
          <table:table-cell office:value-type="float" office:value="-2093" calcext:value-type="float">
            <text:p>-2,093</text:p>
          </table:table-cell>
          <table:table-cell table:number-columns-repeated="9"/>
          <table:table-cell office:value-type="float" office:value="-7309" calcext:value-type="float">
            <text:p>-7,309</text:p>
          </table:table-cell>
          <table:table-cell office:value-type="float" office:value="-11085" calcext:value-type="float">
            <text:p>-11,085</text:p>
          </table:table-cell>
          <table:table-cell office:value-type="float" office:value="-10708" calcext:value-type="float">
            <text:p>-10,70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connection business acquisition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49]-[.I49]-[.H49]-[.G49]" office:value-type="float" office:value="-306" calcext:value-type="float">
            <text:p>-3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float" office:value="-1524" calcext:value-type="float">
            <text:p>-1,524</text:p>
          </table:table-cell>
          <table:table-cell office:value-type="float" office:value="-33" calcext:value-type="float">
            <text:p>-33</text:p>
          </table:table-cell>
          <table:table-cell office:value-type="float" office:value="-306" calcext:value-type="float">
            <text:p>-3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374" calcext:value-type="float">
            <text:p>-374</text:p>
          </table:table-cell>
          <table:table-cell table:formula="of:=-735-[.G50]" office:value-type="float" office:value="-361" calcext:value-type="float">
            <text:p>-361</text:p>
          </table:table-cell>
          <table:table-cell table:formula="of:=-1352-[.H50]-[.G50]" office:value-type="float" office:value="-617" calcext:value-type="float">
            <text:p>-617</text:p>
          </table:table-cell>
          <table:table-cell table:formula="of:=+[.Y50]-[.I50]-[.H50]-[.G50]" office:value-type="float" office:value="-428" calcext:value-type="float">
            <text:p>-428</text:p>
          </table:table-cell>
          <table:table-cell office:value-type="float" office:value="-141" calcext:value-type="float">
            <text:p>-141</text:p>
          </table:table-cell>
          <table:table-cell table:formula="of:=-247-[.K50]" office:value-type="float" office:value="-106" calcext:value-type="float">
            <text:p>-106</text:p>
          </table:table-cell>
          <table:table-cell office:value-type="float" office:value="-506" calcext:value-type="float">
            <text:p>-506</text:p>
          </table:table-cell>
          <table:table-cell table:number-columns-repeated="9"/>
          <table:table-cell office:value-type="float" office:value="-909" calcext:value-type="float">
            <text:p>-909</text:p>
          </table:table-cell>
          <table:table-cell office:value-type="float" office:value="-352" calcext:value-type="float">
            <text:p>-352</text:p>
          </table:table-cell>
          <table:table-cell office:value-type="float" office:value="-1780" calcext:value-type="float">
            <text:p>-1,7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ICF</text:p>
          </table:table-cell>
          <table:table-cell table:style-name="ce5" table:number-columns-repeated="5"/>
          <table:table-cell table:style-name="ce10" table:formula="of:=+[.G50]+[.G48]+[.G47]+[.G46]+[.G45]+[.G49]" office:value-type="float" office:value="-16106" calcext:value-type="float">
            <text:p>-16,106</text:p>
          </table:table-cell>
          <table:table-cell table:style-name="ce10" table:formula="of:=+[.H50]+[.H48]+[.H47]+[.H46]+[.H45]+[.H49]" office:value-type="float" office:value="-9265" calcext:value-type="float">
            <text:p>-9,265</text:p>
          </table:table-cell>
          <table:table-cell table:style-name="ce10" table:formula="of:=+[.I50]+[.I48]+[.I47]+[.I46]+[.I45]+[.I49]" office:value-type="float" office:value="4234" calcext:value-type="float">
            <text:p>4,234</text:p>
          </table:table-cell>
          <table:table-cell table:style-name="ce10" table:formula="of:=+[.J50]+[.J48]+[.J47]+[.J46]+[.J45]+[.J49]" office:value-type="float" office:value="-1217" calcext:value-type="float">
            <text:p>-1,217</text:p>
          </table:table-cell>
          <table:table-cell table:style-name="ce10" table:formula="of:=+[.K50]+[.K48]+[.K47]+[.K46]+[.K45]+[.K49]" office:value-type="float" office:value="-1445" calcext:value-type="float">
            <text:p>-1,445</text:p>
          </table:table-cell>
          <table:table-cell table:style-name="ce10" table:formula="of:=+[.L50]+[.L48]+[.L47]+[.L46]+[.L45]+[.L49]" office:value-type="float" office:value="2319" calcext:value-type="float">
            <text:p>2,319</text:p>
          </table:table-cell>
          <table:table-cell table:style-name="ce10" table:formula="of:=+[.M50]+[.M48]+[.M47]+[.M46]+[.M45]+[.M49]" office:value-type="float" office:value="437" calcext:value-type="float">
            <text:p>437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0]+[.W49]+[.W48]+[.W47]+[.W46]+[.W45]" office:value-type="float" office:value="-4289" calcext:value-type="float">
            <text:p>-4,289</text:p>
          </table:table-cell>
          <table:table-cell table:style-name="ce10" table:formula="of:=+[.X50]+[.X49]+[.X48]+[.X47]+[.X46]+[.X45]" office:value-type="float" office:value="-14545" calcext:value-type="float">
            <text:p>-14,545</text:p>
          </table:table-cell>
          <table:table-cell table:style-name="ce10" table:formula="of:=+[.Y50]+[.Y49]+[.Y48]+[.Y47]+[.Y46]+[.Y45]" office:value-type="float" office:value="-22354" calcext:value-type="float">
            <text:p>-22,354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taxes net share settlement of equity awards</text:p>
          </table:table-cell>
          <table:table-cell table:number-columns-repeated="5"/>
          <table:table-cell office:value-type="float" office:value="-2888" calcext:value-type="float">
            <text:p>-2,888</text:p>
          </table:table-cell>
          <table:table-cell table:formula="of:=-3218-[.G52]" office:value-type="float" office:value="-330" calcext:value-type="float">
            <text:p>-330</text:p>
          </table:table-cell>
          <table:table-cell table:formula="of:=-5915-[.H52]-[.G52]" office:value-type="float" office:value="-2697" calcext:value-type="float">
            <text:p>-2,697</text:p>
          </table:table-cell>
          <table:table-cell table:formula="of:=+[.Y52]-[.I52]-[.H52]-[.G52]" office:value-type="float" office:value="-308" calcext:value-type="float">
            <text:p>-308</text:p>
          </table:table-cell>
          <table:table-cell office:value-type="float" office:value="-2316" calcext:value-type="float">
            <text:p>-2,316</text:p>
          </table:table-cell>
          <table:table-cell table:formula="of:=-2734-[.K52]" office:value-type="float" office:value="-418" calcext:value-type="float">
            <text:p>-418</text:p>
          </table:table-cell>
          <table:table-cell office:value-type="float" office:value="-2385" calcext:value-type="float">
            <text:p>-2,385</text:p>
          </table:table-cell>
          <table:table-cell table:number-columns-repeated="9"/>
          <table:table-cell office:value-type="float" office:value="-3634" calcext:value-type="float">
            <text:p>-3,634</text:p>
          </table:table-cell>
          <table:table-cell office:value-type="float" office:value="-6556" calcext:value-type="float">
            <text:p>-6,556</text:p>
          </table:table-cell>
          <table:table-cell office:value-type="float" office:value="-6223" calcext:value-type="float">
            <text:p>-6,2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dends and equivalents</text:p>
          </table:table-cell>
          <table:table-cell table:number-columns-repeated="5"/>
          <table:table-cell office:value-type="float" office:value="-3732" calcext:value-type="float">
            <text:p>-3,732</text:p>
          </table:table-cell>
          <table:table-cell table:formula="of:=-7327-[.G53]" office:value-type="float" office:value="-3595" calcext:value-type="float">
            <text:p>-3,595</text:p>
          </table:table-cell>
          <table:table-cell table:formula="of:=-11138-[.H53]-[.G53]" office:value-type="float" office:value="-3811" calcext:value-type="float">
            <text:p>-3,811</text:p>
          </table:table-cell>
          <table:table-cell table:formula="of:=+[.Y53]-[.I53]-[.H53]-[.G53]" office:value-type="float" office:value="-3703" calcext:value-type="float">
            <text:p>-3,703</text:p>
          </table:table-cell>
          <table:table-cell office:value-type="float" office:value="-3768" calcext:value-type="float">
            <text:p>-3,768</text:p>
          </table:table-cell>
          <table:table-cell table:formula="of:=-7418-[.K53]" office:value-type="float" office:value="-3650" calcext:value-type="float">
            <text:p>-3,650</text:p>
          </table:table-cell>
          <table:table-cell office:value-type="float" office:value="-3849" calcext:value-type="float">
            <text:p>-3,849</text:p>
          </table:table-cell>
          <table:table-cell table:number-columns-repeated="9"/>
          <table:table-cell office:value-type="float" office:value="-14081" calcext:value-type="float">
            <text:p>-14,081</text:p>
          </table:table-cell>
          <table:table-cell office:value-type="float" office:value="-14467" calcext:value-type="float">
            <text:p>-14,467</text:p>
          </table:table-cell>
          <table:table-cell office:value-type="float" office:value="-14841" calcext:value-type="float">
            <text:p>-14,8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urchases of common stock</text:p>
          </table:table-cell>
          <table:table-cell table:number-columns-repeated="5"/>
          <table:table-cell office:value-type="float" office:value="-20478" calcext:value-type="float">
            <text:p>-20,478</text:p>
          </table:table-cell>
          <table:table-cell table:formula="of:=-43109-[.G54]" office:value-type="float" office:value="-22631" calcext:value-type="float">
            <text:p>-22,631</text:p>
          </table:table-cell>
          <table:table-cell table:formula="of:=-64974-[.H54]-[.G54]" office:value-type="float" office:value="-21865" calcext:value-type="float">
            <text:p>-21,865</text:p>
          </table:table-cell>
          <table:table-cell table:formula="of:=+[.Y54]-[.I54]-[.H54]-[.G54]" office:value-type="float" office:value="-24428" calcext:value-type="float">
            <text:p>-24,428</text:p>
          </table:table-cell>
          <table:table-cell office:value-type="float" office:value="-19475" calcext:value-type="float">
            <text:p>-19,475</text:p>
          </table:table-cell>
          <table:table-cell table:formula="of:=-39069-[.K54]" office:value-type="float" office:value="-19594" calcext:value-type="float">
            <text:p>-19,594</text:p>
          </table:table-cell>
          <table:table-cell office:value-type="float" office:value="-17478" calcext:value-type="float">
            <text:p>-17,478</text:p>
          </table:table-cell>
          <table:table-cell table:number-columns-repeated="9"/>
          <table:table-cell office:value-type="float" office:value="-72358" calcext:value-type="float">
            <text:p>-72,358</text:p>
          </table:table-cell>
          <table:table-cell office:value-type="float" office:value="-85971" calcext:value-type="float">
            <text:p>-85,971</text:p>
          </table:table-cell>
          <table:table-cell office:value-type="float" office:value="-89402" calcext:value-type="float">
            <text:p>-89,4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suance of term deb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+0-[.H55]-[.G55]" office:value-type="float" office:value="0" calcext:value-type="float">
            <text:p>0</text:p>
          </table:table-cell>
          <table:table-cell table:formula="of:=+[.Y55]-[.I55]-[.H55]-[.G55]" office:value-type="float" office:value="5465" calcext:value-type="float">
            <text:p>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" calcext:value-type="float">
            <text:p>5,228</text:p>
          </table:table-cell>
          <table:table-cell table:number-columns-repeated="9"/>
          <table:table-cell office:value-type="float" office:value="16091" calcext:value-type="float">
            <text:p>16,091</text:p>
          </table:table-cell>
          <table:table-cell office:value-type="float" office:value="20393" calcext:value-type="float">
            <text:p>20,393</text:p>
          </table:table-cell>
          <table:table-cell office:value-type="float" office:value="5465" calcext:value-type="float">
            <text:p>5,4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ayments of term deb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-3750-[.G56]" office:value-type="float" office:value="-3750" calcext:value-type="float">
            <text:p>-3,750</text:p>
          </table:table-cell>
          <table:table-cell table:formula="of:=-6750-[.H56]-[.G56]" office:value-type="float" office:value="-3000" calcext:value-type="float">
            <text:p>-3,000</text:p>
          </table:table-cell>
          <table:table-cell table:formula="of:=+[.Y56]-[.I56]-[.H56]-[.G56]" office:value-type="float" office:value="-2793" calcext:value-type="float">
            <text:p>-2,793</text:p>
          </table:table-cell>
          <table:table-cell office:value-type="float" office:value="-1401" calcext:value-type="float">
            <text:p>-1,401</text:p>
          </table:table-cell>
          <table:table-cell table:formula="of:=-3651-[.K56]" office:value-type="float" office:value="-2250" calcext:value-type="float">
            <text:p>-2,250</text:p>
          </table:table-cell>
          <table:table-cell office:value-type="float" office:value="-7500" calcext:value-type="float">
            <text:p>-7,500</text:p>
          </table:table-cell>
          <table:table-cell table:number-columns-repeated="9"/>
          <table:table-cell office:value-type="float" office:value="-12629" calcext:value-type="float">
            <text:p>-12,629</text:p>
          </table:table-cell>
          <table:table-cell office:value-type="float" office:value="-8750" calcext:value-type="float">
            <text:p>-8,750</text:p>
          </table:table-cell>
          <table:table-cell office:value-type="float" office:value="-9543" calcext:value-type="float">
            <text:p>-9,5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ercial paper</text:p>
          </table:table-cell>
          <table:table-cell table:number-columns-repeated="5"/>
          <table:table-cell office:value-type="float" office:value="-1000" calcext:value-type="float">
            <text:p>-1,000</text:p>
          </table:table-cell>
          <table:table-cell table:formula="of:=+999-[.G57]" office:value-type="float" office:value="1999" calcext:value-type="float">
            <text:p>1,999</text:p>
          </table:table-cell>
          <table:table-cell table:formula="of:=+4970-[.H57]-[.G57]" office:value-type="float" office:value="3971" calcext:value-type="float">
            <text:p>3,971</text:p>
          </table:table-cell>
          <table:table-cell table:formula="of:=+[.Y57]-[.I57]-[.H57]-[.G57]" office:value-type="float" office:value="-1015" calcext:value-type="float">
            <text:p>-1,015</text:p>
          </table:table-cell>
          <table:table-cell office:value-type="float" office:value="-8214" calcext:value-type="float">
            <text:p>-8,214</text:p>
          </table:table-cell>
          <table:table-cell table:formula="of:=-7960-[.K57]" office:value-type="float" office:value="254" calcext:value-type="float">
            <text:p>254</text:p>
          </table:table-cell>
          <table:table-cell office:value-type="float" office:value="1989" calcext:value-type="float">
            <text:p>1,989</text:p>
          </table:table-cell>
          <table:table-cell table:number-columns-repeated="9"/>
          <table:table-cell office:value-type="float" office:value="-963" calcext:value-type="float">
            <text:p>-963</text:p>
          </table:table-cell>
          <table:table-cell office:value-type="float" office:value="1022" calcext:value-type="float">
            <text:p>1,022</text:p>
          </table:table-cell>
          <table:table-cell office:value-type="float" office:value="3955" calcext:value-type="float">
            <text:p>3,9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61" calcext:value-type="float">
            <text:p>-61</text:p>
          </table:table-cell>
          <table:table-cell table:formula="of:=-105-[.G58]" office:value-type="float" office:value="-44" calcext:value-type="float">
            <text:p>-44</text:p>
          </table:table-cell>
          <table:table-cell table:formula="of:=-148-[.H58]-[.G58]" office:value-type="float" office:value="-43" calcext:value-type="float">
            <text:p>-43</text:p>
          </table:table-cell>
          <table:table-cell table:formula="of:=+[.Y58]-[.I58]-[.H58]-[.G58]" office:value-type="float" office:value="-12" calcext:value-type="float">
            <text:p>-12</text:p>
          </table:table-cell>
          <table:table-cell office:value-type="float" office:value="-389" calcext:value-type="float">
            <text:p>-389</text:p>
          </table:table-cell>
          <table:table-cell table:formula="of:=-455-[.K58]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number-columns-repeated="9"/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FCF</text:p>
          </table:table-cell>
          <table:table-cell table:style-name="ce5" table:number-columns-repeated="5"/>
          <table:table-cell table:style-name="ce10" table:formula="of:=+[.G58]+[.G57]+[.G56]+[.G55]+[.G54]+[.G53]+[.G52]" office:value-type="float" office:value="-28159" calcext:value-type="float">
            <text:p>-28,159</text:p>
          </table:table-cell>
          <table:table-cell table:style-name="ce10" table:formula="of:=+[.H58]+[.H57]+[.H56]+[.H55]+[.H54]+[.H53]+[.H52]" office:value-type="float" office:value="-28351" calcext:value-type="float">
            <text:p>-28,351</text:p>
          </table:table-cell>
          <table:table-cell table:style-name="ce10" table:formula="of:=+[.I58]+[.I57]+[.I56]+[.I55]+[.I54]+[.I53]+[.I52]" office:value-type="float" office:value="-27445" calcext:value-type="float">
            <text:p>-27,445</text:p>
          </table:table-cell>
          <table:table-cell table:style-name="ce10" table:formula="of:=+[.J52]+[.J53]+[.J54]+[.J55]+[.J56]+[.J57]+[.J58]" office:value-type="float" office:value="-26794" calcext:value-type="float">
            <text:p>-26,794</text:p>
          </table:table-cell>
          <table:table-cell table:style-name="ce10" table:formula="of:=+[.K52]+[.K53]+[.K54]+[.K55]+[.K56]+[.K57]+[.K58]" office:value-type="float" office:value="-35563" calcext:value-type="float">
            <text:p>-35,563</text:p>
          </table:table-cell>
          <table:table-cell table:style-name="ce10" table:formula="of:=+[.L52]+[.L53]+[.L54]+[.L55]+[.L56]+[.L57]+[.L58]" office:value-type="float" office:value="-25724" calcext:value-type="float">
            <text:p>-25,724</text:p>
          </table:table-cell>
          <table:table-cell table:style-name="ce10" table:formula="of:=+[.M52]+[.M53]+[.M54]+[.M55]+[.M56]+[.M57]+[.M58]" office:value-type="float" office:value="-24048" calcext:value-type="float">
            <text:p>-24,048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8]+[.W57]+[.W56]+[.W55]+[.W54]+[.W53]+[.W52]" office:value-type="float" office:value="-86820" calcext:value-type="float">
            <text:p>-86,820</text:p>
          </table:table-cell>
          <table:table-cell table:style-name="ce10" table:formula="of:=+[.X58]+[.X57]+[.X56]+[.X55]+[.X54]+[.X53]+[.X52]" office:value-type="float" office:value="-93353" calcext:value-type="float">
            <text:p>-93,353</text:p>
          </table:table-cell>
          <table:table-cell table:style-name="ce10" table:formula="of:=+[.Y58]+[.Y57]+[.Y56]+[.Y55]+[.Y54]+[.Y53]+[.Y52]" office:value-type="float" office:value="-110749" calcext:value-type="float">
            <text:p>-110,749</text:p>
          </table:table-cell>
          <table:table-cell table:style-name="ce5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sh change</text:p>
          </table:table-cell>
          <table:table-cell table:number-columns-repeated="5"/>
          <table:table-cell table:formula="of:=+[.G59]+[.G51]+[.G44]" office:value-type="float" office:value="2701" calcext:value-type="float">
            <text:p>2,701</text:p>
          </table:table-cell>
          <table:table-cell table:formula="of:=+[.H59]+[.H51]+[.H44]" office:value-type="float" office:value="-9450" calcext:value-type="float">
            <text:p>-9,450</text:p>
          </table:table-cell>
          <table:table-cell table:formula="of:=+[.I59]+[.I51]+[.I44]" office:value-type="float" office:value="-319" calcext:value-type="float">
            <text:p>-319</text:p>
          </table:table-cell>
          <table:table-cell table:formula="of:=+[.J44]+[.J51]+[.J59]" office:value-type="float" office:value="-3884" calcext:value-type="float">
            <text:p>-3,884</text:p>
          </table:table-cell>
          <table:table-cell table:formula="of:=+[.K44]+[.K51]+[.K59]" office:value-type="float" office:value="-3003" calcext:value-type="float">
            <text:p>-3,003</text:p>
          </table:table-cell>
          <table:table-cell table:formula="of:=+[.L44]+[.L51]+[.L59]" office:value-type="float" office:value="5155" calcext:value-type="float">
            <text:p>5,155</text:p>
          </table:table-cell>
          <table:table-cell table:formula="of:=+[.M59]+[.M51]+[.M44]" office:value-type="float" office:value="2769" calcext:value-type="float">
            <text:p>2,769</text:p>
          </table:table-cell>
          <table:table-cell table:number-columns-repeated="9"/>
          <table:table-cell table:formula="of:=+[.W59]+[.W51]+[.W44]" office:value-type="float" office:value="-10435" calcext:value-type="float">
            <text:p>-10,435</text:p>
          </table:table-cell>
          <table:table-cell table:formula="of:=+[.X59]+[.X51]+[.X44]" office:value-type="float" office:value="-3860" calcext:value-type="float">
            <text:p>-3,860</text:p>
          </table:table-cell>
          <table:table-cell table:formula="of:=+[.Y59]+[.Y51]+[.Y44]" office:value-type="float" office:value="-10952" calcext:value-type="float">
            <text:p>-10,952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OCF (year according to aapl)</text:p>
          </table:table-cell>
          <table:table-cell table:number-columns-repeated="6"/>
          <table:table-cell table:formula="of:=+[.H44]+[.G44]" office:value-type="float" office:value="75132" calcext:value-type="float">
            <text:p>75,132</text:p>
          </table:table-cell>
          <table:table-cell table:formula="of:=+[.I44]+[.H44]+[.G44]" office:value-type="float" office:value="98024" calcext:value-type="float">
            <text:p>98,024</text:p>
          </table:table-cell>
          <table:table-cell table:formula="of:=+[.J44]+[.I44]+[.H44]+[.G44]" office:value-type="float" office:value="122151" calcext:value-type="float">
            <text:p>122,151</text:p>
          </table:table-cell>
          <table:table-cell/>
          <table:table-cell table:formula="of:=+[.L44]+[.K44]" office:value-type="float" office:value="62565" calcext:value-type="float">
            <text:p>62,565</text:p>
          </table:table-cell>
          <table:table-cell table:formula="of:=+[.M44]+[.L44]+[.K44]" office:value-type="float" office:value="88945" calcext:value-type="float">
            <text:p>88,945</text:p>
          </table:table-cell>
          <table:table-cell table:number-columns-repeated="9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ICF (year according to aapl)</text:p>
          </table:table-cell>
          <table:table-cell table:number-columns-repeated="6"/>
          <table:table-cell table:formula="of:=+[.H51]+[.G51]" office:value-type="float" office:value="-25371" calcext:value-type="float">
            <text:p>-25,371</text:p>
          </table:table-cell>
          <table:table-cell table:formula="of:=+[.I51]+[.H51]+[.G51]" office:value-type="float" office:value="-21137" calcext:value-type="float">
            <text:p>-21,137</text:p>
          </table:table-cell>
          <table:table-cell table:formula="of:=+[.J51]+[.I51]+[.H51]+[.G51]" office:value-type="float" office:value="-22354" calcext:value-type="float">
            <text:p>-22,354</text:p>
          </table:table-cell>
          <table:table-cell/>
          <table:table-cell table:formula="of:=+[.L51]+[.K51]" office:value-type="float" office:value="874" calcext:value-type="float">
            <text:p>874</text:p>
          </table:table-cell>
          <table:table-cell table:formula="of:=+[.M51]+[.L51]+[.K51]" office:value-type="float" office:value="1311" calcext:value-type="float">
            <text:p>1,311</text:p>
          </table:table-cell>
          <table:table-cell table:number-columns-repeated="9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FCF (year according to aapl)</text:p>
          </table:table-cell>
          <table:table-cell table:number-columns-repeated="6"/>
          <table:table-cell table:formula="of:=+[.H59]+[.G59]" office:value-type="float" office:value="-56510" calcext:value-type="float">
            <text:p>-56,510</text:p>
          </table:table-cell>
          <table:table-cell table:formula="of:=+[.I59]+[.H59]+[.G59]" office:value-type="float" office:value="-83955" calcext:value-type="float">
            <text:p>-83,955</text:p>
          </table:table-cell>
          <table:table-cell table:formula="of:=+[.J59]+[.I59]+[.H59]+[.G59]" office:value-type="float" office:value="-110749" calcext:value-type="float">
            <text:p>-110,749</text:p>
          </table:table-cell>
          <table:table-cell/>
          <table:table-cell table:formula="of:=+[.L59]+[.K59]" office:value-type="float" office:value="-61287" calcext:value-type="float">
            <text:p>-61,287</text:p>
          </table:table-cell>
          <table:table-cell table:formula="of:=+[.M59]+[.L59]+[.K59]" office:value-type="float" office:value="-85335" calcext:value-type="float">
            <text:p>-85,335</text:p>
          </table:table-cell>
          <table:table-cell table:number-columns-repeated="9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Cash change (year according to aapl)</text:p>
          </table:table-cell>
          <table:table-cell table:number-columns-repeated="6"/>
          <table:table-cell table:formula="of:=+[.G62]+[.H62]" office:value-type="float" office:value="-6749" calcext:value-type="float">
            <text:p>-6,749</text:p>
          </table:table-cell>
          <table:table-cell table:formula="of:=+[.I62]+[.H62]+[.G62]" office:value-type="float" office:value="-7068" calcext:value-type="float">
            <text:p>-7,068</text:p>
          </table:table-cell>
          <table:table-cell table:formula="of:=+[.J62]+[.I62]+[.H62]+[.G62]" office:value-type="float" office:value="-10952" calcext:value-type="float">
            <text:p>-10,952</text:p>
          </table:table-cell>
          <table:table-cell/>
          <table:table-cell table:formula="of:=+[.K62]+[.L62]" office:value-type="float" office:value="2152" calcext:value-type="float">
            <text:p>2,152</text:p>
          </table:table-cell>
          <table:table-cell table:formula="of:=+[.M62]+[.L62]+[.K62]" office:value-type="float" office:value="4921" calcext:value-type="float">
            <text:p>4,921</text:p>
          </table:table-cell>
          <table:table-cell table:number-columns-repeated="9"/>
          <table:table-cell table:style-name="Default" table:number-columns-repeated="3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6:26:48.608903626</dc:date>
    <meta:editing-duration>PT1H16M59S</meta:editing-duration>
    <meta:editing-cycles>19</meta:editing-cycles>
    <meta:generator>LibreOffice/7.3.7.2$Linux_X86_64 LibreOffice_project/30$Build-2</meta:generator>
    <meta:document-statistic meta:table-count="2" meta:cell-count="790" meta:object-count="2"/>
  </office:meta>
</office:document-meta>
</file>